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6" style:family="table">
      <style:table-properties style:width="5.7993in" fo:margin-left="0.4451in" fo:margin-top="0in" fo:margin-bottom="0in" table:align="left" style:writing-mode="page"/>
    </style:style>
    <style:style style:name="Table16.A" style:family="table-column">
      <style:table-column-properties style:column-width="5.7993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993in" fo:margin-left="0.4451in" fo:margin-top="0in" fo:margin-bottom="0in" table:align="left" style:writing-mode="page"/>
    </style:style>
    <style:style style:name="Table17.A" style:family="table-column">
      <style:table-column-properties style:column-width="5.799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993in" fo:margin-left="0.4451in" fo:margin-top="0in" fo:margin-bottom="0in" table:align="left" style:writing-mode="page"/>
    </style:style>
    <style:style style:name="Table12.A" style:family="table-column">
      <style:table-column-properties style:column-width="5.799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5.7993in" fo:margin-left="0.4451in" fo:margin-top="0in" fo:margin-bottom="0in" table:align="left" style:writing-mode="page"/>
    </style:style>
    <style:style style:name="Table14.A" style:family="table-column">
      <style:table-column-properties style:column-width="5.7993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5.7993in" fo:margin-left="0.4451in" fo:margin-top="0in" fo:margin-bottom="0in" table:align="left" style:writing-mode="page"/>
    </style:style>
    <style:style style:name="Table15.A" style:family="table-column">
      <style:table-column-properties style:column-width="5.7993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993in" fo:margin-left="0.4451in" fo:margin-top="0in" fo:margin-bottom="0in" table:align="left" style:writing-mode="page"/>
    </style:style>
    <style:style style:name="Table18.A" style:family="table-column">
      <style:table-column-properties style:column-width="5.7993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993in" fo:margin-left="0.4451in" fo:margin-top="0in" fo:margin-bottom="0in" table:align="left" style:writing-mode="page"/>
    </style:style>
    <style:style style:name="Table11.A" style:family="table-column">
      <style:table-column-properties style:column-width="5.799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993in" fo:margin-left="0.4451in" fo:margin-top="0in" fo:margin-bottom="0in" table:align="left" style:writing-mode="page"/>
    </style:style>
    <style:style style:name="Table13.A" style:family="table-column">
      <style:table-column-properties style:column-width="5.799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officeooo:paragraph-rsid="0123749f"/>
    </style:style>
    <style:style style:name="P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2b85bb"/>
    </style:style>
    <style:style style:name="P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36073"/>
    </style:style>
    <style:style style:name="P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20f04"/>
    </style:style>
    <style:style style:name="P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e7286"/>
    </style:style>
    <style:style style:name="P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280e3a"/>
    </style:style>
    <style:style style:name="P10" style:family="paragraph" style:parent-style-name="Standard">
      <style:paragraph-properties fo:text-indent="0in" style:auto-text-indent="false"/>
      <style:text-properties officeooo:paragraph-rsid="001d238a"/>
    </style:style>
    <style:style style:name="P11" style:family="paragraph" style:parent-style-name="Standard">
      <style:text-properties officeooo:paragraph-rsid="001d238a"/>
    </style:style>
    <style:style style:name="P12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13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14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5" style:family="paragraph" style:parent-style-name="Standard">
      <style:paragraph-properties fo:line-height="150%"/>
      <style:text-properties officeooo:paragraph-rsid="001d238a"/>
    </style:style>
    <style:style style:name="P16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7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8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9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1112ea9" fo:background-color="#1f1f1f"/>
    </style:style>
    <style:style style:name="P23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24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11e2d" fo:background-color="#1f1f1f"/>
    </style:style>
    <style:style style:name="P25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ec788" fo:background-color="#1f1f1f"/>
    </style:style>
    <style:style style:name="P26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1d1f61" fo:background-color="#1f1f1f"/>
    </style:style>
    <style:style style:name="P2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280e3a" fo:background-color="#1f1f1f"/>
    </style:style>
    <style:style style:name="P28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2b85bb" fo:background-color="#1f1f1f"/>
    </style:style>
    <style:style style:name="P29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336073" fo:background-color="#1f1f1f"/>
    </style:style>
    <style:style style:name="P30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3c8e10" fo:background-color="#1f1f1f"/>
    </style:style>
    <style:style style:name="P31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42503c" fo:background-color="#1f1f1f"/>
    </style:style>
    <style:style style:name="P32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47af07" fo:background-color="#1f1f1f"/>
    </style:style>
    <style:style style:name="P33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language="en" fo:country="US" fo:font-weight="normal" officeooo:paragraph-rsid="01211c8d" fo:background-color="#1f1f1f" style:font-name-asian="Roboto Light" style:font-size-asian="12pt" style:font-size-complex="12pt"/>
    </style:style>
    <style:style style:name="P34" style:family="paragraph" style:parent-style-name="Основной_20_текст_20_3">
      <style:paragraph-properties fo:line-height="100%"/>
      <style:text-properties officeooo:paragraph-rsid="001d238a"/>
    </style:style>
    <style:style style:name="P35" style:family="paragraph" style:parent-style-name="Standard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officeooo:paragraph-rsid="0143ecb1"/>
    </style:style>
    <style:style style:name="P36" style:family="paragraph" style:parent-style-name="Text_20_body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14405e8"/>
    </style:style>
    <style:style style:name="P37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3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color="#000000" loext:opacity="100%" style:font-name="Times New Roman" fo:font-size="20pt" fo:font-weight="bold" officeooo:paragraph-rsid="00981481" style:font-size-asian="20pt" style:font-weight-asian="bold" style:font-size-complex="20pt" style:font-weight-complex="bold"/>
    </style:style>
    <style:style style:name="P4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fo:font-style="normal" fo:font-weight="normal" officeooo:rsid="01216f27" officeooo:paragraph-rsid="01336073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fo:font-style="normal" fo:font-weight="normal" officeooo:rsid="0142503c" officeooo:paragraph-rsid="0142503c" style:font-name-asian="Times New Roman2" style:font-style-asian="normal" style:font-weight-asian="normal" style:font-name-complex="Times New Roman2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280e3a"/>
    </style:style>
    <style:style style:name="P4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2b85bb"/>
    </style:style>
    <style:style style:name="P4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3e7286"/>
    </style:style>
    <style:style style:name="P4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e2e2e" loext:opacity="100%" style:font-name="Liberation Serif" fo:font-size="12pt" fo:letter-spacing="normal" fo:font-style="normal" fo:font-weight="normal"/>
    </style:style>
    <style:style style:name="P46" style:family="paragraph" style:parent-style-name="Standard">
      <style:paragraph-properties fo:margin-left="0.0071in" fo:margin-right="0.0402in" fo:margin-top="0.0398in" fo:margin-bottom="0.0398in" style:contextual-spacing="false" fo:line-height="100%" fo:text-align="start" style:justify-single-word="false" fo:text-indent="-0.0071in" style:auto-text-indent="false"/>
      <style:text-properties fo:font-variant="normal" fo:text-transform="none" fo:color="#2e2e2e" loext:opacity="100%" style:font-name="Liberation Serif" fo:font-size="12pt" fo:letter-spacing="normal" fo:font-style="normal" fo:font-weight="normal" officeooo:paragraph-rsid="0042d5f2"/>
    </style:style>
    <style:style style:name="P4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1216f27" officeooo:paragraph-rsid="01216f27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1216f27" officeooo:paragraph-rsid="0123749f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paragraph-rsid="013c8e10"/>
    </style:style>
    <style:style style:name="P50" style:family="paragraph" style:parent-style-name="Standard">
      <style:paragraph-properties fo:margin-top="0in" fo:margin-bottom="0.0819in" style:contextual-spacing="false" fo:line-height="100%" fo:text-align="start" style:justify-single-word="false"/>
      <style:text-properties officeooo:rsid="014c90c7" officeooo:paragraph-rsid="014c90c7"/>
    </style:style>
    <style:style style:name="P51" style:family="paragraph" style:parent-style-name="Text_20_body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rsid="014405e8" officeooo:paragraph-rsid="014405e8"/>
    </style:style>
    <style:style style:name="P5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Times New Roman1" fo:font-style="normal" fo:font-weight="normal" officeooo:rsid="013c8e10" officeooo:paragraph-rsid="013c8e10" style:font-name-asian="Times New Roman2" style:font-style-asian="normal" style:font-weight-asian="normal" style:font-name-complex="Times New Roman2" style:font-style-complex="normal" style:font-weight-complex="normal"/>
    </style:style>
    <style:style style:name="P53" style:family="paragraph" style:parent-style-name="Standard">
      <style:paragraph-properties fo:margin-left="0in" fo:orphans="0" fo:widows="0" fo:text-indent="0in" style:auto-text-indent="false"/>
      <style:text-properties fo:color="#4ec9b0" loext:opacity="100%" style:font-name="Droid Sans Mono" fo:font-size="10.5pt" fo:font-weight="normal" officeooo:paragraph-rsid="012b85bb" fo:background-color="#1f1f1f"/>
    </style:style>
    <style:style style:name="P54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55" style:family="paragraph" style:parent-style-name="Heading_20_1">
      <style:paragraph-properties fo:text-indent="0in" style:auto-text-indent="false"/>
      <style:text-properties officeooo:paragraph-rsid="001d238a"/>
    </style:style>
    <style:style style:name="P56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57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58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59" style:family="paragraph" style:parent-style-name="Heading_20_1">
      <style:paragraph-properties fo:text-align="start" style:justify-single-word="false" fo:text-indent="0in" style:auto-text-indent="false"/>
      <style:text-properties officeooo:paragraph-rsid="00d9c034"/>
    </style:style>
    <style:style style:name="P60" style:family="paragraph" style:parent-style-name="Heading_20_1">
      <style:paragraph-properties fo:text-align="start" style:justify-single-word="false" fo:text-indent="0in" style:auto-text-indent="false"/>
      <style:text-properties officeooo:paragraph-rsid="00db0cfc"/>
    </style:style>
    <style:style style:name="P61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62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63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64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a02c02"/>
    </style:style>
    <style:style style:name="P65" style:family="paragraph" style:parent-style-name="Preformatted_20_Text" style:list-style-name="L11">
      <loext:graphic-properties draw:fill="none"/>
      <style:paragraph-properties fo:text-align="start" style:justify-single-word="false" fo:background-color="transparent"/>
      <style:text-properties officeooo:paragraph-rsid="01112ea9"/>
    </style:style>
    <style:style style:name="P66" style:family="paragraph" style:parent-style-name="Preformatted_20_Text" style:list-style-name="L11">
      <loext:graphic-properties draw:fill="none"/>
      <style:paragraph-properties fo:text-align="start" style:justify-single-word="false" fo:background-color="transparent"/>
      <style:text-properties officeooo:paragraph-rsid="0115221a"/>
    </style:style>
    <style:style style:name="P67" style:family="paragraph" style:parent-style-name="Preformatted_20_Text" style:list-style-name="L11">
      <loext:graphic-properties draw:fill="none"/>
      <style:paragraph-properties fo:text-align="start" style:justify-single-word="false" fo:background-color="transparent"/>
      <style:text-properties officeooo:paragraph-rsid="0118d990"/>
    </style:style>
    <style:style style:name="P68" style:family="paragraph" style:parent-style-name="Preformatted_20_Text" style:list-style-name="L11" style:master-page-name="">
      <loext:graphic-properties draw:fill="none"/>
      <style:paragraph-properties fo:margin-left="0.5in" fo:margin-right="0in" fo:margin-top="0in" fo:margin-bottom="0in" style:contextual-spacing="false" fo:text-align="start" style:justify-single-word="false" fo:text-indent="-0.25in" style:auto-text-indent="false" style:page-number="auto" fo:background-color="transparent"/>
      <style:text-properties officeooo:paragraph-rsid="00e13e10"/>
    </style:style>
    <style:style style:name="P69" style:family="paragraph" style:parent-style-name="Preformatted_20_Text" style:list-style-name="L11">
      <loext:graphic-properties draw:fill="none"/>
      <style:paragraph-properties fo:margin-left="0.5in" fo:margin-right="0in" fo:margin-top="0in" fo:margin-bottom="0in" style:contextual-spacing="false" fo:text-align="start" style:justify-single-word="false" fo:text-indent="-0.25in" style:auto-text-indent="false" fo:background-color="transparent"/>
      <style:text-properties officeooo:paragraph-rsid="00e13e10"/>
    </style:style>
    <style:style style:name="P7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paragraph-rsid="00e13e10"/>
    </style:style>
    <style:style style:name="P71" style:family="paragraph" style:parent-style-name="Preformatted_20_Text" style:list-style-name="L11">
      <loext:graphic-properties draw:fill="none"/>
      <style:paragraph-properties fo:margin-left="0.5in" fo:margin-right="0in" fo:margin-top="0in" fo:margin-bottom="0in" style:contextual-spacing="false" fo:text-align="start" style:justify-single-word="false" fo:text-indent="-0.25in" style:auto-text-indent="false" fo:background-color="transparent"/>
      <style:text-properties style:font-name="Liberation Serif" fo:font-size="12pt" officeooo:rsid="00e13e10" officeooo:paragraph-rsid="00e13e10" style:font-size-asian="12pt" style:font-size-complex="12pt"/>
    </style:style>
    <style:style style:name="P72" style:family="paragraph" style:parent-style-name="Preformatted_20_Text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style:font-name="Liberation Serif" officeooo:rsid="00e46598" officeooo:paragraph-rsid="00e46598"/>
    </style:style>
    <style:style style:name="P73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e8071e"/>
    </style:style>
    <style:style style:name="P74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75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76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77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78" style:family="paragraph" style:parent-style-name="Standard">
      <style:paragraph-properties fo:text-indent="0in" style:auto-text-indent="false"/>
      <style:text-properties officeooo:paragraph-rsid="001d238a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officeooo:paragraph-rsid="00de5f8e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officeooo:rsid="00f46c21" officeooo:paragraph-rsid="00f46c21" style:font-name-asian="Times New Roman2" style:font-name-complex="Times New Roman2"/>
    </style:style>
    <style:style style:name="P81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style:font-name="Liberation Serif" officeooo:paragraph-rsid="00f46c21"/>
    </style:style>
    <style:style style:name="P82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style:font-name="Liberation Serif" officeooo:paragraph-rsid="00f46c21"/>
    </style:style>
    <style:style style:name="P83" style:family="paragraph" style:parent-style-name="Standard" style:list-style-name="L3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paragraph-rsid="00f46c21"/>
    </style:style>
    <style:style style:name="P84" style:family="paragraph" style:parent-style-name="Standard" style:list-style-name="L5">
      <loext:graphic-properties draw:fill="none"/>
      <style:paragraph-properties fo:margin-left="1.5in" fo:margin-right="0in" fo:margin-top="0in" fo:margin-bottom="0in" style:contextual-spacing="false" fo:line-height="100%" fo:text-indent="-0.25in" style:auto-text-indent="false" fo:background-color="transparent"/>
      <style:text-properties style:font-name="Liberation Serif" officeooo:paragraph-rsid="00fb9045"/>
    </style:style>
    <style:style style:name="P85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style:font-name="Liberation Serif" officeooo:paragraph-rsid="00fde067"/>
    </style:style>
    <style:style style:name="P86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style:font-name="Liberation Serif" officeooo:rsid="00f46c21" officeooo:paragraph-rsid="00f46c21"/>
    </style:style>
    <style:style style:name="P87" style:family="paragraph" style:parent-style-name="Standard" style:list-style-name="L4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rsid="00f46c21" officeooo:paragraph-rsid="00f46c21"/>
    </style:style>
    <style:style style:name="P88" style:family="paragraph" style:parent-style-name="Standard" style:list-style-name="L4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rsid="00f95cc0" officeooo:paragraph-rsid="00f95cc0"/>
    </style:style>
    <style:style style:name="P89" style:family="paragraph" style:parent-style-name="Standard" style:list-style-name="L5" style:master-page-name="">
      <loext:graphic-properties draw:fill="none"/>
      <style:paragraph-properties fo:margin-left="1.5in" fo:margin-right="0in" fo:margin-top="0in" fo:margin-bottom="0in" style:contextual-spacing="false" fo:line-height="100%" fo:text-indent="-0.25in" style:auto-text-indent="false" style:page-number="auto" fo:background-color="transparent"/>
      <style:text-properties style:font-name="Liberation Serif" officeooo:rsid="00f9cea4" officeooo:paragraph-rsid="00f9cea4"/>
    </style:style>
    <style:style style:name="P90" style:family="paragraph" style:parent-style-name="Standard" style:list-style-name="L5">
      <loext:graphic-properties draw:fill="none"/>
      <style:paragraph-properties fo:margin-left="1.5in" fo:margin-right="0in" fo:margin-top="0in" fo:margin-bottom="0in" style:contextual-spacing="false" fo:line-height="100%" fo:text-indent="-0.25in" style:auto-text-indent="false" fo:background-color="transparent"/>
      <style:text-properties style:font-name="Liberation Serif" officeooo:rsid="00f9cea4" officeooo:paragraph-rsid="00f9cea4"/>
    </style:style>
    <style:style style:name="P91" style:family="paragraph" style:parent-style-name="Standard" style:list-style-name="L4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rsid="00fc2978" officeooo:paragraph-rsid="00fc2978"/>
    </style:style>
    <style:style style:name="P92" style:family="paragraph" style:parent-style-name="Standard" style:list-style-name="L6">
      <loext:graphic-properties draw:fill="none"/>
      <style:paragraph-properties fo:margin-top="0in" fo:margin-bottom="0in" style:contextual-spacing="false" fo:line-height="100%" fo:background-color="transparent"/>
      <style:text-properties officeooo:paragraph-rsid="01087291"/>
    </style:style>
    <style:style style:name="P93" style:family="paragraph" style:parent-style-name="Standard" style:list-style-name="L6">
      <loext:graphic-properties draw:fill="none"/>
      <style:paragraph-properties fo:margin-top="0in" fo:margin-bottom="0in" style:contextual-spacing="false" fo:line-height="100%" fo:background-color="transparent"/>
      <style:text-properties officeooo:paragraph-rsid="00fde067"/>
    </style:style>
    <style:style style:name="P94" style:family="paragraph" style:parent-style-name="Standard">
      <loext:graphic-properties draw:fill="none"/>
      <style:paragraph-properties fo:margin-top="0in" fo:margin-bottom="0in" style:contextual-spacing="false" fo:line-height="100%" fo:background-color="transparent"/>
      <style:text-properties officeooo:paragraph-rsid="00f46c21"/>
    </style:style>
    <style:style style:name="P95" style:family="paragraph" style:parent-style-name="Standard" style:list-style-name="L2">
      <style:paragraph-properties fo:text-align="start" style:justify-single-word="false"/>
      <style:text-properties officeooo:rsid="01095221" officeooo:paragraph-rsid="01095221"/>
    </style:style>
    <style:style style:name="P96" style:family="paragraph" style:parent-style-name="Standard" style:list-style-name="L2">
      <style:paragraph-properties fo:text-align="start" style:justify-single-word="false"/>
      <style:text-properties fo:font-style="normal" fo:font-weight="normal" officeooo:rsid="013c103d" officeooo:paragraph-rsid="013c103d" style:font-style-asian="normal" style:font-weight-asian="normal" style:font-style-complex="normal" style:font-weight-complex="normal"/>
    </style:style>
    <style:style style:name="P97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tyle="normal" fo:font-weight="normal" officeooo:rsid="013c103d" officeooo:paragraph-rsid="013c103d" style:font-style-asian="normal" style:font-weight-asian="normal" style:font-style-complex="normal" style:font-weight-complex="normal"/>
    </style:style>
    <style:style style:name="P98" style:family="paragraph" style:parent-style-name="Standard" style:list-style-name="L7" style:master-page-name="">
      <loext:graphic-properties draw:fill="none"/>
      <style:paragraph-properties fo:text-align="start" style:justify-single-word="false" style:page-number="auto" fo:background-color="transparent"/>
      <style:text-properties style:font-name="Times New Roman1" fo:font-style="normal" fo:font-weight="normal" officeooo:rsid="013c103d" officeooo:paragraph-rsid="013c103d" style:font-name-asian="Times New Roman2" style:font-style-asian="normal" style:font-weight-asian="normal" style:font-name-complex="Times New Roman2" style:font-style-complex="normal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Times New Roman1" fo:font-style="normal" fo:font-weight="normal" officeooo:rsid="01216f27" officeooo:paragraph-rsid="01216f27" style:font-name-asian="Times New Roman2" style:font-style-asian="normal" style:font-weight-asian="normal" style:font-name-complex="Times New Roman2" style:font-style-complex="normal" style:font-weight-complex="normal"/>
    </style:style>
    <style:style style:name="P10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123749f"/>
    </style:style>
    <style:style style:name="P101" style:family="paragraph" style:parent-style-name="Standard" style:list-style-name="L9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officeooo:paragraph-rsid="0123749f"/>
    </style:style>
    <style:style style:name="P10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a02c02"/>
    </style:style>
    <style:style style:name="P103" style:family="paragraph" style:parent-style-name="Standard" style:list-style-name="L2">
      <style:paragraph-properties fo:text-align="start" style:justify-single-word="false"/>
      <style:text-properties officeooo:paragraph-rsid="009c7371"/>
    </style:style>
    <style:style style:name="P104" style:family="paragraph" style:parent-style-name="Standard">
      <style:paragraph-properties fo:text-align="start" style:justify-single-word="false" fo:text-indent="0in" style:auto-text-indent="false"/>
      <style:text-properties officeooo:paragraph-rsid="00a02c02"/>
    </style:style>
    <style:style style:name="P105" style:family="paragraph" style:parent-style-name="Standard">
      <style:paragraph-properties fo:text-align="start" style:justify-single-word="false"/>
      <style:text-properties officeooo:paragraph-rsid="00a02c02"/>
    </style:style>
    <style:style style:name="P106" style:family="paragraph" style:parent-style-name="Standard" style:list-style-name="L10">
      <style:paragraph-properties fo:text-align="start" style:justify-single-word="false"/>
      <style:text-properties officeooo:paragraph-rsid="00a02c02"/>
    </style:style>
    <style:style style:name="P107" style:family="paragraph" style:parent-style-name="Standard">
      <style:paragraph-properties fo:text-align="start" style:justify-single-word="false"/>
      <style:text-properties officeooo:paragraph-rsid="00b3a2f4"/>
    </style:style>
    <style:style style:name="P108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dec788"/>
    </style:style>
    <style:style style:name="P10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dec788"/>
    </style:style>
    <style:style style:name="P110" style:family="paragraph" style:parent-style-name="Standard">
      <style:paragraph-properties fo:text-align="start" style:justify-single-word="false"/>
      <style:text-properties officeooo:paragraph-rsid="00e0a429"/>
    </style:style>
    <style:style style:name="P11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47af07"/>
    </style:style>
    <style:style style:name="P112" style:family="paragraph" style:parent-style-name="Standard">
      <style:paragraph-properties fo:text-align="start" style:justify-single-word="false"/>
      <style:text-properties officeooo:paragraph-rsid="0147af07"/>
    </style:style>
    <style:style style:name="P113" style:family="paragraph" style:parent-style-name="Standard">
      <style:paragraph-properties fo:text-align="start" style:justify-single-word="false"/>
      <style:text-properties officeooo:paragraph-rsid="011d1f61"/>
    </style:style>
    <style:style style:name="P114" style:family="paragraph" style:parent-style-name="Standard">
      <style:paragraph-properties fo:text-align="start" style:justify-single-word="false" fo:text-indent="0in" style:auto-text-indent="false"/>
      <style:text-properties officeooo:paragraph-rsid="01211c8d"/>
    </style:style>
    <style:style style:name="P115" style:family="paragraph" style:parent-style-name="Standard">
      <style:paragraph-properties fo:text-align="start" style:justify-single-word="false" fo:text-indent="0in" style:auto-text-indent="false"/>
      <style:text-properties officeooo:paragraph-rsid="00d11e2d"/>
    </style:style>
    <style:style style:name="P116" style:family="paragraph" style:parent-style-name="Standard">
      <style:paragraph-properties fo:text-align="start" style:justify-single-word="false" fo:text-indent="0in" style:auto-text-indent="false"/>
      <style:text-properties officeooo:paragraph-rsid="00d9c034"/>
    </style:style>
    <style:style style:name="P117" style:family="paragraph" style:parent-style-name="Standard">
      <style:paragraph-properties fo:text-align="start" style:justify-single-word="false" fo:text-indent="0in" style:auto-text-indent="false"/>
      <style:text-properties officeooo:paragraph-rsid="00db0cfc"/>
    </style:style>
    <style:style style:name="P11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rsid="010ac3c8" officeooo:paragraph-rsid="010ac3c8"/>
    </style:style>
    <style:style style:name="P11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paragraph-rsid="010ac3c8"/>
    </style:style>
    <style:style style:name="P12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1489107" officeooo:paragraph-rsid="01489107"/>
    </style:style>
    <style:style style:name="P12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df5eb" officeooo:paragraph-rsid="00e0a429"/>
    </style:style>
    <style:style style:name="P122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d11e2d"/>
    </style:style>
    <style:style style:name="P123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d9c034" fo:background-color="#1f1f1f"/>
    </style:style>
    <style:style style:name="P124" style:family="paragraph" style:parent-style-name="Text_20_body">
      <style:paragraph-properties fo:text-indent="0in" style:auto-text-indent="false"/>
      <style:text-properties officeooo:paragraph-rsid="00f46c21"/>
    </style:style>
    <style:style style:name="P125" style:family="paragraph" style:parent-style-name="Text_20_body" style:list-style-name="L1">
      <style:text-properties officeooo:paragraph-rsid="00f46c21"/>
    </style:style>
    <style:style style:name="P126" style:family="paragraph" style:parent-style-name="Text_20_body" style:list-style-name="L8">
      <loext:graphic-properties draw:fill="none"/>
      <style:paragraph-properties fo:line-height="100%" fo:text-align="start" style:justify-single-word="false" fo:background-color="transparent"/>
      <style:text-properties officeooo:paragraph-rsid="0143ecb1"/>
    </style:style>
    <style:style style:name="P127" style:family="paragraph" style:parent-style-name="Text_20_body" style:list-style-name="L8">
      <loext:graphic-properties draw:fill="none"/>
      <style:paragraph-properties fo:line-height="100%" fo:text-align="start" style:justify-single-word="false" fo:background-color="transparent"/>
      <style:text-properties officeooo:paragraph-rsid="014405e8"/>
    </style:style>
    <style:style style:name="P128" style:family="paragraph" style:parent-style-name="Text_20_body" style:list-style-name="L12">
      <loext:graphic-properties draw:fill="none"/>
      <style:paragraph-properties fo:line-height="100%" fo:text-align="start" style:justify-single-word="false" fo:background-color="transparent"/>
      <style:text-properties officeooo:paragraph-rsid="00e46598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d7195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d9c03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db0cfc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language="en" fo:country="US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language="en" fo:country="US" fo:font-style="normal" fo:font-weight="bold" officeooo:rsid="00d9c034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officeooo:rsid="00d71950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1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2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3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4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90930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asian="Roboto Light" style:font-size-asian="12pt" style:font-size-complex="12pt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a02c02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52dfc7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0ac3c8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0d069b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10e4cd3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6a2340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6bb31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6f412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71ac17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11d1f61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style:font-style-asian="italic" style:font-weight-asian="bold" style:font-name-complex="Times New Roman2" style:font-style-complex="italic" style:font-weight-complex="bold"/>
    </style:style>
    <style:style style:name="T35" style:family="text">
      <style:text-properties fo:font-style="italic" fo:font-weight="bold" officeooo:rsid="00f95cc0" style:font-style-asian="italic" style:font-weight-asian="bold" style:font-name-complex="Times New Roman2" style:font-style-complex="italic" style:font-weight-complex="bold"/>
    </style:style>
    <style:style style:name="T36" style:family="text">
      <style:text-properties fo:font-style="italic" fo:font-weight="bold" officeooo:rsid="00fb9045" style:font-style-asian="italic" style:font-weight-asian="bold" style:font-name-complex="Times New Roman2" style:font-style-complex="italic" style:font-weight-complex="bold"/>
    </style:style>
    <style:style style:name="T37" style:family="text">
      <style:text-properties fo:color="#569cd6" loext:opacity="100%"/>
    </style:style>
    <style:style style:name="T38" style:family="text">
      <style:text-properties fo:color="#569cd6" loext:opacity="100%" fo:language="en" fo:country="US" style:font-name-asian="Roboto Light" style:font-size-asian="12pt" style:font-size-complex="12pt"/>
    </style:style>
    <style:style style:name="T39" style:family="text">
      <style:text-properties fo:color="#dcdcaa" loext:opacity="100%"/>
    </style:style>
    <style:style style:name="T40" style:family="text">
      <style:text-properties fo:color="#dcdcaa" loext:opacity="100%" fo:language="en" fo:country="US" style:font-name-asian="Roboto Light" style:font-size-asian="12pt" style:font-size-complex="12pt"/>
    </style:style>
    <style:style style:name="T41" style:family="text">
      <style:text-properties fo:color="#9cdcfe" loext:opacity="100%"/>
    </style:style>
    <style:style style:name="T42" style:family="text">
      <style:text-properties fo:color="#9cdcfe" loext:opacity="100%" fo:language="en" fo:country="US" style:font-name-asian="Roboto Light" style:font-size-asian="12pt" style:font-size-complex="12pt"/>
    </style:style>
    <style:style style:name="T43" style:family="text">
      <style:text-properties fo:color="#d4d4d4" loext:opacity="100%"/>
    </style:style>
    <style:style style:name="T44" style:family="text">
      <style:text-properties fo:color="#d4d4d4" loext:opacity="100%" fo:language="en" fo:country="US" style:font-name-asian="Roboto Light" style:font-size-asian="12pt" style:font-size-complex="12pt"/>
    </style:style>
    <style:style style:name="T45" style:family="text">
      <style:text-properties fo:color="#b5cea8" loext:opacity="100%"/>
    </style:style>
    <style:style style:name="T46" style:family="text">
      <style:text-properties fo:color="#b5cea8" loext:opacity="100%" fo:language="en" fo:country="US" style:font-name-asian="Roboto Light" style:font-size-asian="12pt" style:font-size-complex="12pt"/>
    </style:style>
    <style:style style:name="T47" style:family="text">
      <style:text-properties fo:color="#ce9178" loext:opacity="100%"/>
    </style:style>
    <style:style style:name="T48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7a3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ec788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3e10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 style:font-size-asian="12pt" style:font-size-complex="12pt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8071e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3e1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3b0c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5221a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83ea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85c4e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8d99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aeb21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1ac17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47af07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48266f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16f27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6a1c9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b85bb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20f04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e7286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fe596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fe596" style:font-style-asian="normal" style:font-weight-asian="normal" style:font-style-complex="normal" style:font-weight-complex="normal" loext:padding="0in" loext:border="none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officeooo:rsid="01216f27" style:font-style-asian="normal" style:font-style-complex="normal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 loext:padding="0in" loext:border="none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47af07" style:font-style-asian="italic" style:font-weight-asian="bold" style:font-style-complex="italic" style:font-weight-complex="bold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216f27" style:font-style-asian="italic" style:font-weight-asian="bold" style:font-style-complex="italic" style:font-weight-complex="bold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2b85bb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320f04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3e7286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3e7286" style:font-style-asian="italic" style:font-weight-asian="bold" style:font-style-complex="italic" style:font-weight-complex="bold" loext:padding="0in" loext:border="none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e13e10" style:font-size-asian="12pt" style:font-style-asian="italic" style:font-weight-asian="bold" style:font-size-complex="12pt" style:font-style-complex="italic" style:font-weight-complex="bold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e0a429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15221a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18d990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190fbd" style:font-size-asian="12pt" style:font-style-asian="italic" style:font-weight-asian="bold" style:font-size-complex="12pt" style:font-style-complex="italic" style:font-weight-complex="bold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italic" officeooo:rsid="01216f27" style:font-style-asian="italic" style:font-style-complex="italic"/>
    </style:style>
    <style:style style:name="T95" style:family="text">
      <style:text-properties fo:font-variant="normal" fo:text-transform="none" fo:color="#000000" loext:opacity="100%" style:font-name="Liberation Serif" fo:font-size="12pt" fo:letter-spacing="normal" officeooo:rsid="0123749f"/>
    </style:style>
    <style:style style:name="T96" style:family="text">
      <style:text-properties fo:font-variant="normal" fo:text-transform="none" fo:color="#000000" loext:opacity="100%" style:font-name="Liberation Serif" fo:font-size="12pt" fo:letter-spacing="normal" officeooo:rsid="01237f11"/>
    </style:style>
    <style:style style:name="T97" style:family="text">
      <style:text-properties fo:font-variant="normal" fo:text-transform="none" fo:color="#000000" loext:opacity="100%" style:font-name="Liberation Serif" fo:font-size="12pt" fo:letter-spacing="normal" officeooo:rsid="01238db6"/>
    </style:style>
    <style:style style:name="T98" style:family="text">
      <style:text-properties fo:font-variant="normal" fo:text-transform="none" fo:color="#000000" loext:opacity="100%" style:font-name="Liberation Serif" fo:letter-spacing="normal"/>
    </style:style>
    <style:style style:name="T99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100" style:family="text">
      <style:text-properties fo:font-variant="normal" fo:text-transform="none" fo:color="#000000" loext:opacity="100%" fo:font-size="12pt" fo:letter-spacing="normal" fo:font-style="normal" fo:font-weight="normal" officeooo:rsid="00e13e10" style:font-size-asian="12pt" style:font-size-complex="12pt"/>
    </style:style>
    <style:style style:name="T101" style:family="text">
      <style:text-properties fo:font-variant="normal" fo:text-transform="none" fo:color="#000000" loext:opacity="100%" fo:font-size="12pt" fo:letter-spacing="normal" fo:font-style="normal" fo:font-weight="normal" officeooo:rsid="00e8071e" style:font-size-asian="12pt" style:font-size-complex="12pt"/>
    </style:style>
    <style:style style:name="T102" style:family="text">
      <style:text-properties fo:font-variant="normal" fo:text-transform="none" fo:color="#000000" loext:opacity="100%" fo:letter-spacing="normal" fo:font-style="normal" fo:font-weight="normal"/>
    </style:style>
    <style:style style:name="T103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04" style:family="text">
      <style:text-properties fo:font-variant="normal" fo:text-transform="none" fo:color="#2a6099" loext:opacity="100%" style:font-name="Liberation Serif" fo:font-size="12pt" fo:letter-spacing="normal" officeooo:rsid="00ce37a3" style:font-size-asian="12pt" style:font-size-complex="12pt"/>
    </style:style>
    <style:style style:name="T105" style:family="text">
      <style:text-properties fo:font-variant="normal" fo:text-transform="none" fo:color="#2e2e2e" loext:opacity="100%" style:font-name="Liberation Serif" fo:font-size="12pt" fo:letter-spacing="normal" fo:font-style="normal" fo:font-weight="normal"/>
    </style:style>
    <style:style style:name="T106" style:family="text">
      <style:text-properties fo:font-variant="normal" fo:text-transform="none" fo:color="#2e2e2e" loext:opacity="100%" style:font-name="Liberation Serif" fo:font-size="12pt" fo:letter-spacing="normal" fo:font-style="normal" fo:font-weight="normal" style:font-weight-asian="bold" style:font-name-complex="Times New Roman2" style:font-weight-complex="bold"/>
    </style:style>
    <style:style style:name="T107" style:family="text">
      <style:text-properties fo:font-variant="normal" fo:text-transform="none" fo:color="#2e2e2e" loext:opacity="100%" style:font-name="Liberation Serif" fo:font-size="12pt" fo:letter-spacing="normal" fo:font-style="italic" fo:font-weight="normal" style:font-weight-asian="bold" style:font-name-complex="Times New Roman2" style:font-weight-complex="bold"/>
    </style:style>
    <style:style style:name="T108" style:family="text">
      <style:text-properties fo:font-variant="normal" fo:text-transform="none" fo:color="#086782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weight-asian="bold" style:font-name-complex="Times New Roman2" style:font-weight-complex="bold"/>
    </style:style>
    <style:style style:name="T109" style:family="text">
      <style:text-properties fo:font-variant="normal" fo:text-transform="none" fo:color="#e6e6e6" loext:opacity="100%" style:font-name="Liberation Serif" fo:font-size="12pt" fo:letter-spacing="normal" fo:font-style="normal" fo:font-weight="normal" officeooo:rsid="011aeb21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fo:font-size="12pt" fo:letter-spacing="normal" fo:font-style="normal" fo:font-weight="normal"/>
    </style:style>
    <style:style style:name="T111" style:family="text">
      <style:text-properties fo:font-variant="normal" fo:text-transform="none" fo:font-size="12pt" fo:letter-spacing="normal" fo:font-style="normal" fo:font-weight="normal" officeooo:rsid="010ac3c8"/>
    </style:style>
    <style:style style:name="T112" style:family="text">
      <style:text-properties fo:font-variant="normal" fo:text-transform="none" fo:font-size="12pt" fo:letter-spacing="normal" fo:font-style="normal" fo:font-weight="normal" officeooo:rsid="010c8f2b"/>
    </style:style>
    <style:style style:name="T113" style:family="text">
      <style:text-properties fo:font-variant="normal" fo:text-transform="none" fo:font-size="12pt" fo:letter-spacing="normal" fo:font-style="italic" fo:font-weight="bold" officeooo:rsid="010ac3c8" style:font-style-asian="italic" style:font-weight-asian="bold" style:font-style-complex="italic" style:font-weight-complex="bold"/>
    </style:style>
    <style:style style:name="T114" style:family="text">
      <style:text-properties fo:font-variant="normal" fo:text-transform="none" style:font-name="Liberation Serif" fo:font-size="12pt" fo:letter-spacing="normal" officeooo:rsid="0143ecb1" style:font-style-asian="normal" style:font-weight-asian="normal" style:font-style-complex="normal" style:font-weight-complex="normal"/>
    </style:style>
    <style:style style:name="T115" style:family="text">
      <style:text-properties fo:font-variant="normal" fo:text-transform="none" style:font-name="Liberation Serif" fo:font-size="12pt" fo:letter-spacing="normal" officeooo:rsid="0146340a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style:font-name="Liberation Serif" fo:font-size="12pt" fo:letter-spacing="normal" fo:font-style="italic" fo:font-weight="bold" officeooo:rsid="0143ecb1" style:font-style-asian="italic" style:font-weight-asian="bold" style:font-style-complex="italic" style:font-weight-complex="bold"/>
    </style:style>
    <style:style style:name="T117" style:family="text">
      <style:text-properties fo:font-size="14pt" style:font-size-asian="14pt" style:font-size-complex="14pt"/>
    </style:style>
    <style:style style:name="T118" style:family="text">
      <style:text-properties fo:font-size="14pt" officeooo:rsid="00f348a4" style:font-size-asian="14pt" style:font-size-complex="14pt"/>
    </style:style>
    <style:style style:name="T119" style:family="text">
      <style:text-properties fo:font-size="10pt" style:font-name-asian="Roboto Light" style:font-size-asian="10pt" style:font-size-complex="10pt"/>
    </style:style>
    <style:style style:name="T120" style:family="text">
      <style:text-properties officeooo:rsid="001ea474"/>
    </style:style>
    <style:style style:name="T121" style:family="text">
      <style:text-properties fo:color="#6a9955" loext:opacity="100%"/>
    </style:style>
    <style:style style:name="T122" style:family="text">
      <style:text-properties fo:color="#6a9955" loext:opacity="100%" fo:language="en" fo:country="US" style:font-name-asian="Roboto Light" style:font-size-asian="12pt" style:font-size-complex="12pt"/>
    </style:style>
    <style:style style:name="T123" style:family="text">
      <style:text-properties officeooo:rsid="00464d0a"/>
    </style:style>
    <style:style style:name="T124" style:family="text">
      <style:text-properties style:font-name="Liberation Serif"/>
    </style:style>
    <style:style style:name="T12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6" style:family="text">
      <style:text-properties style:font-name="Liberation Serif" fo:font-size="12pt" style:font-size-asian="12pt" style:font-size-complex="12pt"/>
    </style:style>
    <style:style style:name="T127" style:family="text">
      <style:text-properties style:font-name="Liberation Serif" style:font-name-complex="Times New Roman2"/>
    </style:style>
    <style:style style:name="T128" style:family="text">
      <style:text-properties style:font-name="Liberation Serif" officeooo:rsid="010084fe" style:font-name-complex="Times New Roman2"/>
    </style:style>
    <style:style style:name="T129" style:family="text">
      <style:text-properties style:font-name="Liberation Serif" officeooo:rsid="00fde067" style:font-name-complex="Times New Roman2"/>
    </style:style>
    <style:style style:name="T130" style:family="text">
      <style:text-properties style:font-name="Liberation Serif" officeooo:rsid="0101f3ac" style:font-name-complex="Times New Roman2"/>
    </style:style>
    <style:style style:name="T131" style:family="text">
      <style:text-properties style:font-name="Liberation Serif" officeooo:rsid="0103ed84" style:font-name-complex="Times New Roman2"/>
    </style:style>
    <style:style style:name="T132" style:family="text">
      <style:text-properties style:font-name="Liberation Serif" officeooo:rsid="0105a26c" style:font-name-complex="Times New Roman2"/>
    </style:style>
    <style:style style:name="T133" style:family="text">
      <style:text-properties style:font-name="Liberation Serif" officeooo:rsid="01051dcb" style:font-name-complex="Times New Roman2"/>
    </style:style>
    <style:style style:name="T134" style:family="text">
      <style:text-properties style:font-name="Liberation Serif" officeooo:rsid="01088f8f" style:font-name-complex="Times New Roman2"/>
    </style:style>
    <style:style style:name="T135" style:family="text">
      <style:text-properties style:font-name="Liberation Serif" fo:font-style="italic" fo:font-weight="bold" style:font-style-asian="italic" style:font-weight-asian="bold" style:font-name-complex="Times New Roman2" style:font-style-complex="italic" style:font-weight-complex="bold"/>
    </style:style>
    <style:style style:name="T136" style:family="text">
      <style:text-properties style:font-name="Liberation Serif" fo:font-style="italic" fo:font-weight="bold" officeooo:rsid="010084fe" style:font-style-asian="italic" style:font-weight-asian="bold" style:font-name-complex="Times New Roman2" style:font-style-complex="italic" style:font-weight-complex="bold"/>
    </style:style>
    <style:style style:name="T137" style:family="text">
      <style:text-properties style:font-name="Liberation Serif" fo:font-style="italic" fo:font-weight="bold" officeooo:rsid="0101f3ac" style:font-style-asian="italic" style:font-weight-asian="bold" style:font-name-complex="Times New Roman2" style:font-style-complex="italic" style:font-weight-complex="bold"/>
    </style:style>
    <style:style style:name="T138" style:family="text">
      <style:text-properties style:font-name="Liberation Serif" fo:font-style="italic" fo:font-weight="bold" officeooo:rsid="0103ed84" style:font-style-asian="italic" style:font-weight-asian="bold" style:font-name-complex="Times New Roman2" style:font-style-complex="italic" style:font-weight-complex="bold"/>
    </style:style>
    <style:style style:name="T139" style:family="text">
      <style:text-properties style:font-name="Liberation Serif" fo:font-style="italic" fo:font-weight="bold" officeooo:rsid="00fde067" style:font-style-asian="italic" style:font-weight-asian="bold" style:font-name-complex="Times New Roman2" style:font-style-complex="italic" style:font-weight-complex="bold"/>
    </style:style>
    <style:style style:name="T140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41" style:family="text">
      <style:text-properties style:font-name="Liberation Serif" fo:font-style="italic" fo:font-weight="bold" officeooo:rsid="00fde067" style:font-style-asian="italic" style:font-weight-asian="bold" style:font-style-complex="italic" style:font-weight-complex="bold"/>
    </style:style>
    <style:style style:name="T142" style:family="text">
      <style:text-properties style:font-name="Liberation Serif" fo:font-style="italic" fo:font-weight="bold" officeooo:rsid="012b85bb" style:font-style-asian="italic" style:font-weight-asian="bold" style:font-style-complex="italic" style:font-weight-complex="bold"/>
    </style:style>
    <style:style style:name="T143" style:family="text">
      <style:text-properties style:font-name="Liberation Serif" fo:font-style="italic" fo:font-weight="bold" officeooo:rsid="014405e8" style:font-style-asian="italic" style:font-weight-asian="bold" style:font-style-complex="italic" style:font-weight-complex="bold"/>
    </style:style>
    <style:style style:name="T144" style:family="text">
      <style:text-properties style:font-name="Liberation Serif" fo:font-style="italic" fo:font-weight="bold" officeooo:rsid="0146340a" style:font-style-asian="italic" style:font-weight-asian="bold" style:font-style-complex="italic" style:font-weight-complex="bold"/>
    </style:style>
    <style:style style:name="T145" style:family="text">
      <style:text-properties style:font-name="Liberation Serif" fo:font-style="italic" fo:font-weight="bold" officeooo:rsid="0147af07" style:font-style-asian="italic" style:font-weight-asian="bold" style:font-style-complex="italic" style:font-weight-complex="bold"/>
    </style:style>
    <style:style style:name="T146" style:family="text">
      <style:text-properties style:font-name="Liberation Serif" fo:font-style="italic" fo:font-weight="bold" officeooo:rsid="01216f27" style:font-style-asian="italic" style:font-weight-asian="bold" style:font-style-complex="italic" style:font-weight-complex="bold"/>
    </style:style>
    <style:style style:name="T147" style:family="text">
      <style:text-properties style:font-name="Liberation Serif" fo:font-style="italic" fo:font-weight="bold" officeooo:rsid="0139ae11" style:font-name-asian="Times New Roman2" style:font-style-asian="italic" style:font-weight-asian="bold" style:font-name-complex="Times New Roman2" style:font-style-complex="italic" style:font-weight-complex="bold"/>
    </style:style>
    <style:style style:name="T148" style:family="text">
      <style:text-properties style:font-name="Liberation Serif" fo:font-style="italic" officeooo:rsid="01216f27" style:font-style-asian="italic" style:font-style-complex="italic"/>
    </style:style>
    <style:style style:name="T149" style:family="text">
      <style:text-properties style:font-name="Liberation Serif" fo:font-style="italic" officeooo:rsid="01216f27" style:font-style-asian="italic" style:font-weight-asian="normal" style:font-style-complex="italic" style:font-weight-complex="normal"/>
    </style:style>
    <style:style style:name="T150" style:family="text">
      <style:text-properties style:font-name="Liberation Serif" officeooo:rsid="01216f27" style:font-style-asian="normal" style:font-style-complex="normal"/>
    </style:style>
    <style:style style:name="T151" style:family="text">
      <style:text-properties style:font-name="Liberation Serif" officeooo:rsid="012b85bb" style:font-style-asian="normal" style:font-style-complex="normal"/>
    </style:style>
    <style:style style:name="T152" style:family="text">
      <style:text-properties style:font-name="Liberation Serif" officeooo:rsid="013042f1" style:font-style-asian="normal" style:font-style-complex="normal"/>
    </style:style>
    <style:style style:name="T153" style:family="text">
      <style:text-properties style:font-name="Liberation Serif" officeooo:rsid="01216f27" style:font-style-asian="normal" style:font-weight-asian="normal" style:font-style-complex="normal" style:font-weight-complex="normal"/>
    </style:style>
    <style:style style:name="T154" style:family="text">
      <style:text-properties style:font-name="Liberation Serif" officeooo:rsid="01555ea4" style:font-style-asian="normal" style:font-weight-asian="normal" style:font-style-complex="normal" style:font-weight-complex="normal"/>
    </style:style>
    <style:style style:name="T155" style:family="text">
      <style:text-properties style:font-name="Liberation Serif" officeooo:rsid="01216f27" style:font-name-asian="Times New Roman2" style:font-style-asian="normal" style:font-weight-asian="normal" style:font-name-complex="Times New Roman2" style:font-style-complex="normal" style:font-weight-complex="normal"/>
    </style:style>
    <style:style style:name="T156" style:family="text">
      <style:text-properties style:font-name="Liberation Serif" style:font-name-asian="Times New Roman2" style:font-name-complex="Times New Roman2"/>
    </style:style>
    <style:style style:name="T157" style:family="text">
      <style:text-properties style:font-name="Liberation Serif" officeooo:rsid="0137ef90" style:font-name-asian="Times New Roman2" style:font-name-complex="Times New Roman2"/>
    </style:style>
    <style:style style:name="T158" style:family="text">
      <style:text-properties style:font-name="Liberation Serif" officeooo:rsid="0139ae11" style:font-name-asian="Times New Roman2" style:font-name-complex="Times New Roman2"/>
    </style:style>
    <style:style style:name="T159" style:family="text">
      <style:text-properties style:font-name="Liberation Serif" officeooo:rsid="01549c1f" style:font-name-asian="Times New Roman2" style:font-name-complex="Times New Roman2"/>
    </style:style>
    <style:style style:name="T160" style:family="text">
      <style:text-properties style:font-name="Liberation Serif" fo:font-weight="normal" style:font-weight-asian="normal" style:font-weight-complex="normal"/>
    </style:style>
    <style:style style:name="T161" style:family="text">
      <style:text-properties style:font-name="Liberation Serif" fo:font-weight="normal" officeooo:rsid="01216f27" style:font-style-asian="normal" style:font-weight-asian="normal" style:font-style-complex="normal" style:font-weight-complex="normal"/>
    </style:style>
    <style:style style:name="T162" style:family="text">
      <style:text-properties style:font-name="Liberation Serif" fo:font-style="normal" fo:font-weight="normal" officeooo:rsid="0146340a" style:font-style-asian="normal" style:font-weight-asian="normal" style:font-style-complex="normal" style:font-weight-complex="normal"/>
    </style:style>
    <style:style style:name="T163" style:family="text">
      <style:text-properties style:font-name="Liberation Serif" officeooo:rsid="0143ecb1"/>
    </style:style>
    <style:style style:name="T164" style:family="text">
      <style:text-properties style:font-name="Liberation Serif" officeooo:rsid="014405e8"/>
    </style:style>
    <style:style style:name="T165" style:family="text">
      <style:text-properties style:font-name="Liberation Serif" officeooo:rsid="014436a8"/>
    </style:style>
    <style:style style:name="T166" style:family="text">
      <style:text-properties style:font-name="Liberation Serif" officeooo:rsid="0146340a"/>
    </style:style>
    <style:style style:name="T167" style:family="text">
      <style:text-properties officeooo:rsid="004df5eb"/>
    </style:style>
    <style:style style:name="T168" style:family="text">
      <style:text-properties fo:color="#000000" loext:opacity="100%" style:font-name="Liberation Serif" fo:font-style="normal" fo:font-weight="normal" officeooo:rsid="01355544" style:font-name-asian="Times New Roman2" style:font-style-asian="normal" style:font-weight-asian="normal" style:font-name-complex="Times New Roman2" style:font-style-complex="normal" style:font-weight-complex="normal"/>
    </style:style>
    <style:style style:name="T169" style:family="text">
      <style:text-properties fo:color="#000000" loext:opacity="100%" style:font-name="Liberation Serif" fo:font-style="normal" fo:font-weight="normal" officeooo:rsid="01216f27" style:font-name-asian="Times New Roman2" style:font-style-asian="normal" style:font-weight-asian="normal" style:font-name-complex="Times New Roman2" style:font-style-complex="normal" style:font-weight-complex="normal"/>
    </style:style>
    <style:style style:name="T170" style:family="text">
      <style:text-properties fo:color="#000000" loext:opacity="100%" style:font-name="Liberation Serif" fo:font-style="normal" fo:font-weight="normal" officeooo:rsid="0137ef90" style:font-name-asian="Times New Roman2" style:font-style-asian="normal" style:font-weight-asian="normal" style:font-name-complex="Times New Roman2" style:font-style-complex="normal" style:font-weight-complex="normal"/>
    </style:style>
    <style:style style:name="T171" style:family="text">
      <style:text-properties fo:color="#000000" loext:opacity="100%" style:font-name="Liberation Serif" fo:font-style="normal" fo:font-weight="normal" officeooo:rsid="0139ae11" style:font-name-asian="Times New Roman2" style:font-style-asian="normal" style:font-weight-asian="normal" style:font-name-complex="Times New Roman2" style:font-style-complex="normal" style:font-weight-complex="normal"/>
    </style:style>
    <style:style style:name="T172" style:family="text">
      <style:text-properties fo:color="#000000" loext:opacity="100%" style:font-name="Liberation Serif" fo:font-style="italic" fo:font-weight="bold" officeooo:rsid="01355544" style:font-name-asian="Times New Roman2" style:font-style-asian="italic" style:font-weight-asian="bold" style:font-name-complex="Times New Roman2" style:font-style-complex="italic" style:font-weight-complex="bold"/>
    </style:style>
    <style:style style:name="T173" style:family="text">
      <style:text-properties fo:color="#000000" loext:opacity="100%" style:font-name="Liberation Serif" fo:font-style="italic" fo:font-weight="bold" officeooo:rsid="01216f27" style:font-style-asian="italic" style:font-weight-asian="bold" style:font-style-complex="italic" style:font-weight-complex="bold"/>
    </style:style>
    <style:style style:name="T174" style:family="text">
      <style:text-properties fo:color="#000000" loext:opacity="100%" style:font-name="Liberation Serif" fo:font-style="italic" officeooo:rsid="01216f27" style:font-style-asian="italic" style:font-style-complex="italic"/>
    </style:style>
    <style:style style:name="T175" style:family="text">
      <style:text-properties fo:color="#000000" loext:opacity="100%" style:font-name="Liberation Mono" officeooo:rsid="013e7286" style:font-style-asian="normal" style:font-weight-asian="normal" style:font-style-complex="normal" style:font-weight-complex="normal"/>
    </style:style>
    <style:style style:name="T176" style:family="text">
      <style:text-properties officeooo:rsid="009b76e1"/>
    </style:style>
    <style:style style:name="T177" style:family="text">
      <style:text-properties officeooo:rsid="00497627"/>
    </style:style>
    <style:style style:name="T178" style:family="text">
      <style:text-properties officeooo:rsid="005142ea"/>
    </style:style>
    <style:style style:name="T179" style:family="text">
      <style:text-properties officeooo:rsid="0052dfc7"/>
    </style:style>
    <style:style style:name="T180" style:family="text">
      <style:text-properties officeooo:rsid="00553297"/>
    </style:style>
    <style:style style:name="T181" style:family="text">
      <style:text-properties officeooo:rsid="004f26a4"/>
    </style:style>
    <style:style style:name="T182" style:family="text">
      <style:text-properties fo:color="#c586c0" loext:opacity="100%"/>
    </style:style>
    <style:style style:name="T183" style:family="text">
      <style:text-properties fo:color="#4ec9b0" loext:opacity="100%"/>
    </style:style>
    <style:style style:name="T184" style:family="text">
      <style:text-properties fo:font-weight="normal" officeooo:rsid="01216f27" style:font-style-asian="normal" style:font-weight-asian="normal" style:font-style-complex="normal" style:font-weight-complex="normal"/>
    </style:style>
    <style:style style:name="T185" style:family="text">
      <style:text-properties fo:font-weight="normal" officeooo:rsid="012b85bb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71ac17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6a2340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6bb31d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6f412d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11d1f61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solid" style:text-underline-width="auto" style:text-underline-color="font-color" fo:font-weight="normal" officeooo:rsid="006bb31d" style:font-style-asian="normal" style:font-weight-asian="normal" style:font-style-complex="normal" style:font-weight-complex="normal"/>
    </style:style>
    <style:style style:name="T192" style:family="text">
      <style:text-properties style:font-name="Times New Roman1" style:font-name-asian="Times New Roman2" style:font-name-complex="Times New Roman2"/>
    </style:style>
    <style:style style:name="T193" style:family="text">
      <style:text-properties style:font-name="Times New Roman1" officeooo:rsid="01216f27" style:font-name-asian="Times New Roman2" style:font-name-complex="Times New Roman2"/>
    </style:style>
    <style:style style:name="T194" style:family="text">
      <style:text-properties style:font-name="Times New Roman1" officeooo:rsid="013c8e10" style:font-name-asian="Times New Roman2" style:font-style-asian="normal" style:font-weight-asian="normal" style:font-name-complex="Times New Roman2" style:font-style-complex="normal" style:font-weight-complex="normal"/>
    </style:style>
    <style:style style:name="T195" style:family="text">
      <style:text-properties style:font-name="Times New Roman1" officeooo:rsid="01407020" style:font-name-asian="Times New Roman2" style:font-style-asian="normal" style:font-weight-asian="normal" style:font-name-complex="Times New Roman2" style:font-style-complex="normal" style:font-weight-complex="normal"/>
    </style:style>
    <style:style style:name="T196" style:family="text">
      <style:text-properties style:font-name="Times New Roman1" style:font-name-complex="Times New Roman2"/>
    </style:style>
    <style:style style:name="T197" style:family="text">
      <style:text-properties style:font-name="Times New Roman1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T198" style:family="text">
      <style:text-properties style:font-name="Times New Roman1" fo:font-style="italic" fo:font-weight="bold" officeooo:rsid="011d0c59" style:font-name-asian="Times New Roman2" style:font-style-asian="italic" style:font-weight-asian="bold" style:font-name-complex="Times New Roman2" style:font-style-complex="italic" style:font-weight-complex="bold"/>
    </style:style>
    <style:style style:name="T199" style:family="text">
      <style:text-properties style:font-name="Times New Roman1" fo:font-style="italic" fo:font-weight="bold" officeooo:rsid="01407020" style:font-name-asian="Times New Roman2" style:font-style-asian="italic" style:font-weight-asian="bold" style:font-name-complex="Times New Roman2" style:font-style-complex="italic" style:font-weight-complex="bold"/>
    </style:style>
    <style:style style:name="T200" style:family="text">
      <style:text-properties style:font-name-asian="Times New Roman2" style:font-name-complex="Times New Roman2"/>
    </style:style>
    <style:style style:name="T201" style:family="text">
      <style:text-properties style:font-name-complex="Times New Roman2"/>
    </style:style>
    <style:style style:name="T202" style:family="text">
      <style:text-properties officeooo:rsid="00f46c21" style:font-name-complex="Times New Roman2"/>
    </style:style>
    <style:style style:name="T203" style:family="text">
      <style:text-properties officeooo:rsid="00f757b3" style:font-name-complex="Times New Roman2"/>
    </style:style>
    <style:style style:name="T204" style:family="text">
      <style:text-properties officeooo:rsid="00f64d0d" style:font-name-complex="Times New Roman2"/>
    </style:style>
    <style:style style:name="T205" style:family="text">
      <style:text-properties officeooo:rsid="00f61442" style:font-name-complex="Times New Roman2"/>
    </style:style>
    <style:style style:name="T206" style:family="text">
      <style:text-properties officeooo:rsid="00f95cc0" style:font-name-complex="Times New Roman2"/>
    </style:style>
    <style:style style:name="T207" style:family="text">
      <style:text-properties officeooo:rsid="00fb2ae1" style:font-name-complex="Times New Roman2"/>
    </style:style>
    <style:style style:name="T208" style:family="text">
      <style:text-properties officeooo:rsid="00fb9045" style:font-name-complex="Times New Roman2"/>
    </style:style>
    <style:style style:name="T209" style:family="text">
      <style:text-properties officeooo:rsid="00f9cea4" style:font-name-complex="Times New Roman2"/>
    </style:style>
    <style:style style:name="T210" style:family="text">
      <style:text-properties officeooo:rsid="00fde067" style:font-name-complex="Times New Roman2"/>
    </style:style>
    <style:style style:name="T211" style:family="text">
      <style:text-properties fo:language="en" fo:country="GB" fo:font-style="italic" fo:font-weight="bold" officeooo:rsid="00fde067" style:font-style-asian="italic" style:font-weight-asian="bold" style:font-name-complex="Times New Roman2" style:font-style-complex="italic" style:font-weight-complex="bold"/>
    </style:style>
    <style:style style:name="T212" style:family="text">
      <style:text-properties officeooo:rsid="001ef1b0"/>
    </style:style>
    <style:style style:name="T213" style:family="text">
      <style:text-properties officeooo:rsid="010ac3c8"/>
    </style:style>
    <style:style style:name="T214" style:family="text">
      <style:text-properties officeooo:rsid="01112ea9"/>
    </style:style>
    <style:style style:name="T215" style:family="text">
      <style:text-properties officeooo:rsid="00794d73"/>
    </style:style>
    <style:style style:name="T216" style:family="text">
      <style:text-properties officeooo:rsid="01216f27" style:font-style-asian="normal" style:font-weight-asian="normal" style:font-style-complex="normal" style:font-weight-complex="normal"/>
    </style:style>
    <style:style style:name="T217" style:family="text">
      <style:text-properties officeooo:rsid="01280e3a"/>
    </style:style>
    <style:style style:name="T218" style:family="text">
      <style:text-properties officeooo:rsid="0129aaf5"/>
    </style:style>
    <style:style style:name="T219" style:family="text">
      <style:text-properties fo:color="#4fc1ff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61" text:outline-level="6" loext:marker-style-name="T13"><text:bookmark-start text:name="_Toc174965496"/><text:span text:style-name="T11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61" text:outline-level="6" loext:marker-style-name="T13"><text:bookmark-start text:name="_Toc174965497"/><text:span text:style-name="T11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61" text:outline-level="6" loext:marker-style-name="T13"><text:bookmark-start text:name="_Toc174965498"/><text:span text:style-name="T11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62" text:outline-level="6" loext:marker-style-name="T13"><text:bookmark-start text:name="_Toc174965499"/><text:span text:style-name="T11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Кафедра параллельных вычислений</text:p>
      <text:p text:style-name="P74" loext:marker-style-name="T17"/>
      <text:p text:style-name="P74" loext:marker-style-name="T17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3" text:outline-level="7"><text:bookmark-start text:name="_Toc174965500"/><text:span text:style-name="T12">ОТЧЕТ</text:span><text:bookmark-end text:name="_Toc174965500"/><text:bookmark-start text:name="_Toc174965501"/><text:span text:style-name="T13"> </text:span><text:span text:style-name="T12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5" loext:marker-style-name="T20"><text:span text:style-name="T20"><text:s/></text:span><text:span text:style-name="T117"><text:s/></text:span><text:span text:style-name="T118">Программирование многопоточных приложений. POSIX Threads</text:span></text:p>
      <text:p text:style-name="P13">студента 2 курса, группы 23201</text:p>
      <text:p text:style-name="P13"/>
      <text:p text:style-name="P34">Сорокина Матвея Павловича</text:p>
      <text:p text:style-name="P16"/>
      <text:p text:style-name="P14">Направление 09.03.01 – «Информатика и вычислительная техника»</text:p>
      <text:p text:style-name="P15"/>
      <text:p text:style-name="P11"/>
      <text:p text:style-name="P11"/>
      <text:p text:style-name="P12"/>
      <text:p text:style-name="P12">Преподаватель:</text:p>
      <text:p text:style-name="P12">А.С. Матвеев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3">Новосибирск 202<text:span text:style-name="T120">5</text:span></text:p>
      <text:p text:style-name="P77" loext:marker-style-name="T19"/>
      <text:p text:style-name="P76" loext:marker-style-name="T19"><text:span text:style-name="T19"/></text:p>
      <text:p text:style-name="P76" loext:marker-style-name="T19"><text:span text:style-name="T19"/></text:p>
      <text:p text:style-name="P76" loext:marker-style-name="T19"><text:span text:style-name="T19"/></text:p>
      <text:p text:style-name="P76" loext:marker-style-name="T19"><text:span text:style-name="T19"/></text:p>
      <text:p text:style-name="P76" loext:marker-style-name="T19"><text:span text:style-name="T19"/></text:p>
      <text:p text:style-name="P76" loext:marker-style-name="T19"><text:span text:style-name="T19"/></text:p>
      <text:p text:style-name="P76" loext:marker-style-name="T19"><text:soft-page-break/><text:span text:style-name="T19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"><text:a xlink:type="simple" xlink:href="#__RefHeading___Toc439_18915293" text:style-name="Index_20_Link" text:visited-style-name="Index_20_Link">ЦЕЛЬ<text:tab/>3</text:a></text:p>
          <text:p text:style-name="P38"><text:a xlink:type="simple" xlink:href="#__RefHeading___Toc441_18915293" text:style-name="Index_20_Link" text:visited-style-name="Index_20_Link">ЗАДАНИЕ<text:tab/>3</text:a></text:p>
          <text:p text:style-name="P38"><text:a xlink:type="simple" xlink:href="#__RefHeading___Toc443_18915293" text:style-name="Index_20_Link" text:visited-style-name="Index_20_Link">ОПИСАНИЕ РАБОТЫ<text:tab/>4</text:a></text:p>
          <text:p text:style-name="P38"><text:a xlink:type="simple" xlink:href="#__RefHeading___Toc14228_1515385987" text:style-name="Index_20_Link" text:visited-style-name="Index_20_Link">ЗАКЛЮЧЕНИЕ<text:tab/>10</text:a></text:p>
          <text:p text:style-name="P38"><text:a xlink:type="simple" xlink:href="#__RefHeading___Toc447_18915293" text:style-name="Index_20_Link" text:visited-style-name="Index_20_Link">ПРИЛОЖЕНИЯ<text:tab/>11</text:a></text:p>
          <text:p text:style-name="P38"><text:a xlink:type="simple" xlink:href="#__RefHeading___Toc451_18915293" text:style-name="Index_20_Link" text:visited-style-name="Index_20_Link">Приложение 1: Исходный код программы parallel.cpp<text:tab/>11</text:a></text:p>
          <text:p text:style-name="P38"><text:a xlink:type="simple" xlink:href="#__RefHeading___Toc451_18915293%20Copy%202%20Copy%201" text:style-name="Index_20_Link" text:visited-style-name="Index_20_Link">Приложение 2: Исходный код программы run.sh для создания файла для визуализации с расширением .clog2<text:tab/>11</text:a></text:p>
          <text:p text:style-name="P38"><text:a xlink:type="simple" xlink:href="#__RefHeading___Toc451_18915293%20Copy%202%20Copy%201%20Copy%201" text:style-name="Index_20_Link" text:visited-style-name="Index_20_Link">Приложение 3: Образец исходного кода программы test_cluster1.sh<text:tab/>11</text:a></text:p>
          <text:p text:style-name="P38"><text:a xlink:type="simple" xlink:href="#__RefHeading___Toc451_18915293%20Copy%202%20Copy%201%20Copy%201%20Copy%201" text:style-name="Index_20_Link" text:visited-style-name="Index_20_Link">Приложение 4: визуализации трассировочного файла формата .slog2<text:tab/>11</text:a></text:p>
          <text:p text:style-name="P38"><text:a xlink:type="simple" xlink:href="#__RefHeading___Toc451_18915293%20Copy%202%20Copy%201%20Copy%201%20Copy%201%20Copy%201" text:style-name="Index_20_Link" text:visited-style-name="Index_20_Link">Приложение 5: график ускорения и эффективности<text:tab/>11</text:a></text:p>
        </text:index-body>
      </text:table-of-content>
      <text:p text:style-name="P18"/>
      <text:p text:style-name="P19"/>
      <text:h text:style-name="P54" text:outline-level="1" loext:marker-style-name="T14"><text:bookmark-start text:name="_Toc181300384"/><text:bookmark-start text:name="__RefHeading___Toc439_18915293"/><text:span text:style-name="T14">ЦЕЛЬ</text:span><text:bookmark-end text:name="_Toc181300384"/><text:bookmark-end text:name="__RefHeading___Toc439_18915293"/></text:h>
      <text:p text:style-name="P46">Освоить разработку многопоточных программ с использованием POSIX Threads API. Познакомиться с задачей динамического распределения работы между процессорами.</text:p>
      <text:h text:style-name="P55" text:outline-level="1" loext:marker-style-name="T14"><text:bookmark-start text:name="__RefHeading___Toc441_18915293"/><text:bookmark-start text:name="_Toc181300385"/><text:span text:style-name="T14">ЗАДАНИЕ</text:span><text:bookmark-end text:name="__RefHeading___Toc441_18915293"/><text:bookmark-end text:name="_Toc181300385"/></text:h>
      <text:p text:style-name="P124" loext:marker-style-name="T14"><text:span text:style-name="T106">Есть список неделимых заданий, каждое из которых может быть выполнено независимо от другого. Как формируется задание, </text:span><text:span text:style-name="T108">см. ниже</text:span><text:span text:style-name="T106">. Задания могут иметь различный вычислительный вес, т.е. требовать при одних и тех же вычислительных ресурсах различного времени для выполнения. Считается, что этот вес нельзя узнать, пока задание не выполнено. После того, как </text:span><text:span text:style-name="Emphasis"><text:span text:style-name="T107">все</text:span></text:span><text:span text:style-name="T106"> задания из списка выполнены, появляется новый список заданий. Необходимо организовать параллельную обработку заданий на нескольких компьютерах. Количество заданий существенно превосходит количество процессоров. Программа не должна зависеть от числа компьютеров.<text:line-break/>Понятно, что для распараллеливания задачи задания из списка нужно распределять между компьютерами. Так как задания имеют различный вычислительный вес, а список обрабатывается итеративно, и требуется синхронизация перед каждой итерацией, то могут возникать ситуации, когда некоторые процессоры выполнили свою работу, а другие -- еще нет. Если ничего не предпринять, первые будут простаивать в ожидании последних. Так возникает задача динамического распределения работы. Для ее решения на каждом процессоре заведем несколько потоков. Как минимум, потоков должно быть 2:</text:span></text:p>
      <text:list text:style-name="L1">
        <text:list-item>
          <text:p text:style-name="P125" loext:marker-style-name="T14"><text:span text:style-name="T105">поток, который обрабатывает задания и, когда задания закончились, обращается к другим компьютерам за добавкой к работе,</text:span></text:p>
        </text:list-item>
        <text:list-item>
          <text:p text:style-name="P125" loext:marker-style-name="T14"><text:span text:style-name="T105">поток, ожидающий запросов о работе от других компьютеров</text:span></text:p>
        </text:list-item>
      </text:list>
      <text:p text:style-name="P45">Полезно может быть завести третий поток, который возьмет на себя задачу подкачки работ на компьютер, при этом первый поток будет только обрабатывать задания. В таком случае третий поток, до того как кончатся задания (соответствующий момент времени определить самостоятельно), на фоне счета будет отсылать запросы о работе и добавлять к локальному списку пришедшие задания.</text:p>
      <text:p text:style-name="P10" loext:marker-style-name="T14"><text:span text:style-name="T14"/></text:p>
      <text:p text:style-name="P2"/>
      <text:h text:style-name="P37" text:outline-level="1"><text:bookmark-start text:name="_Toc181300386"/><text:bookmark-start text:name="__RefHeading___Toc443_18915293"/>ОПИСАНИЕ РАБОТЫ<text:bookmark-end text:name="_Toc181300386"/><text:bookmark-end text:name="__RefHeading___Toc443_18915293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16">MPI (Message Passing Interface)</text:span><text:span text:style-name="T125"> </text:span><text:span text:style-name="T126">- </text:span><text:span text:style-name="T48">программный интерфейс </text:span><text:span text:style-name="T49">(API)</text:span><text:span text:style-name="T48"> для передачи </text:span><text:span text:style-name="T49">информации</text:span><text:span text:style-name="T48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xml:id="list3732733734" text:style-name="L2">
        <text:list-item>
          <text:p text:style-name="P79">На языке С++ были написан<text:span text:style-name="T176">а </text:span>параллельн<text:span text:style-name="T123">ая </text:span><text:span text:style-name="T176">программа </text:span><text:span text:style-name="T24">parallel.cpp</text:span><text:span text:style-name="T176">,</text:span> <text:span text:style-name="T200">параллельная программа, реализующая алгоритм балансировки задач между процессами (см. Приложение 1.) </text:span></text:p>
          <text:p text:style-name="P79"><text:span text:style-name="T200"/></text:p>
        </text:list-item>
        <text:list-item>
          <text:p text:style-name="P80">Описание програмы:</text:p>
        </text:list-item>
      </text:list>
      <text:p text:style-name="P81" loext:marker-style-name="T196"><text:span text:style-name="T200">Код моделирует систему распределения задач между процессами в параллельной среде с использованием алгоритма балансировки нагрузки.</text:span></text:p>
      <text:p text:style-name="P82" loext:marker-style-name="T196"><text:span text:style-name="T200"/></text:p>
      <text:p text:style-name="P82" loext:marker-style-name="T196"><text:span text:style-name="T201">Каждый процесс имеет свою очередь задач, доступ к которой осуществляется с помощью класса </text:span><text:span text:style-name="T34">SafeQueue</text:span><text:span text:style-name="T201">. </text:span></text:p>
      <text:p text:style-name="P82" loext:marker-style-name="T196"><text:span text:style-name="T201">Имеется два потока: </text:span></text:p>
      <text:list text:style-name="L3">
        <text:list-item>
          <text:p text:style-name="P83" loext:marker-style-name="T196"><text:span text:style-name="T201">для обработки сообщений - </text:span><text:span text:style-name="T34">messageThread</text:span><text:span text:style-name="T202">.</text:span></text:p>
        </text:list-item>
        <text:list-item>
          <text:p text:style-name="P83" loext:marker-style-name="T196"><text:span text:style-name="T201">для выполнения задач – </text:span><text:span text:style-name="T34">executingThread</text:span><text:span text:style-name="T201">.</text:span></text:p>
        </text:list-item>
      </text:list>
      <text:p text:style-name="P81" loext:marker-style-name="T196"><text:span text:style-name="T201"/></text:p>
      <text:p text:style-name="P86" loext:marker-style-name="T196"><text:span text:style-name="T201">Также стоит оговорить порядок действий </text:span><text:span text:style-name="T203">одной </text:span><text:span text:style-name="T204">итерации </text:span><text:span text:style-name="T201">процесс</text:span><text:span text:style-name="T204">а </text:span><text:span text:style-name="T201">программы:</text:span></text:p>
      <text:list xml:id="list2691129399" text:style-name="L4">
        <text:list-item>
          <text:p text:style-name="P87" loext:marker-style-name="T196"><text:span text:style-name="T205">К</text:span><text:span text:style-name="T201">аждый процесс инициализирует свою очередь задач с помощью </text:span><text:span text:style-name="T34">refillTaskList</text:span><text:span text:style-name="T201">, заполняя его определенным количеством задач.</text:span></text:p>
        </text:list-item>
        <text:list-item>
          <text:p text:style-name="P87" loext:marker-style-name="T196"><text:span text:style-name="T206">Методом </text:span><text:span text:style-name="T35">executeTasks</text:span><text:span text:style-name="T206"> последовательно </text:span><text:span text:style-name="T201">извлекае</text:span><text:span text:style-name="T206">м</text:span><text:span text:style-name="T201"> задачи из очереди и выполняе</text:span><text:span text:style-name="T206">м</text:span><text:span text:style-name="T201"> их.</text:span></text:p>
        </text:list-item>
        <text:list-item>
          <text:p text:style-name="P88" loext:marker-style-name="T196"><text:span text:style-name="T201">Балансировка нагрузки (если включен флаг </text:span><text:span text:style-name="T34">BALANCE</text:span><text:span text:style-name="T201">):</text:span></text:p>
        </text:list-item>
      </text:list>
      <text:list text:style-name="L5">
        <text:list-item>
          <text:p text:style-name="P89" loext:marker-style-name="T196"><text:span text:style-name="T207">О</text:span><text:span text:style-name="T201">бходим все процессы и запрашиваем у них задачи, отправляя им сообщения с номером своего процесса.</text:span></text:p>
        </text:list-item>
        <text:list-item>
          <text:p text:style-name="P90" loext:marker-style-name="T196"><text:span text:style-name="T207">П</text:span><text:span text:style-name="T201">роцессы, получающие запросы, проверяют, есть ли у них избыточные задачи и если это так, отправляют их </text:span><text:span text:style-name="T208">количество </text:span><text:span text:style-name="T201">запрашивающему процессу. </text:span><text:span text:style-name="T208">Если же нет, то получим флаг </text:span><text:span text:style-name="T36">NO_TASKS</text:span><text:span text:style-name="T208">.</text:span></text:p>
        </text:list-item>
        <text:list-item>
          <text:p text:style-name="P84" loext:marker-style-name="T196"><text:span text:style-name="T208">Запрашивающий задачи п</text:span><text:span text:style-name="T209">роцесс </text:span><text:span text:style-name="T208">получает ответы от процессов, и если получил не флаг, то читает еще сообщение, в котором уже лежат новые задачи в векторе </text:span><text:span text:style-name="T36">receivedTasks</text:span><text:span text:style-name="T208">, он </text:span><text:span text:style-name="T209">добавляет их в свою очередь и </text:span><text:span text:style-name="T208">опять последовательно </text:span><text:span text:style-name="T209">выполняет.</text:span></text:p>
        </text:list-item>
      </text:list>
      <text:list text:continue-list="list2691129399" text:style-name="L4">
        <text:list-item>
          <text:p text:style-name="P91" loext:marker-style-name="T196"><text:span text:style-name="T201">Синхронизируем все процессы перед выполнением следующей итерации с помощью </text:span><text:span text:style-name="T34">MPI_Barrier</text:span><text:span text:style-name="T201">.</text:span></text:p>
        </text:list-item>
      </text:list>
      <text:p text:style-name="P85" loext:marker-style-name="T196"><text:span text:style-name="T210">Процесс, выполнивший все итерации, отправляет сообщение </text:span><text:span text:style-name="T211">FINISHED</text:span><text:span text:style-name="T210"> всем остальным. </text:span></text:p>
      <text:list text:style-name="L6">
        <text:list-item>
          <text:p text:style-name="P92" loext:marker-style-name="T196"><text:span text:style-name="T127">Поток </text:span><text:span text:style-name="T135">messageThread</text:span><text:span text:style-name="T127"> каждого процесса слушает сообщения </text:span><text:span text:style-name="T128">(с помощью функции неблокирущего приема сообщений </text:span><text:span text:style-name="T136">Irecv</text:span><text:span text:style-name="T128">)</text:span><text:span text:style-name="T127"> от других процессов, в том числе </text:span><text:span text:style-name="T129">и </text:span><text:span text:style-name="T135">FINISHED</text:span><text:span text:style-name="T127">. </text:span><text:span text:style-name="T129">Когда он получает это сообщение, </text:span><text:span text:style-name="T130">то устанавливает флаг очереди процесса </text:span><text:span text:style-name="T137">running</text:span><text:span text:style-name="T130">, </text:span><text:span text:style-name="T131">проверяющий работу очереди на </text:span><text:span text:style-name="T138">false</text:span><text:span text:style-name="T131"> и </text:span><text:span text:style-name="T129">прекращает свою работу. </text:span></text:p>
          <text:p text:style-name="P92" loext:marker-style-name="T196"><text:span text:style-name="T132">Также </text:span><text:span text:style-name="T129">поток </text:span><text:span text:style-name="Source_20_Text"><text:span text:style-name="T141">messageThread</text:span></text:span><text:span text:style-name="T129"> считает, сколько таких </text:span><text:span text:style-name="T134">сообщений</text:span><text:span text:style-name="T129"> он получил (переменная </text:span><text:span text:style-name="Source_20_Text"><text:span text:style-name="T141">finishCount</text:span></text:span><text:span text:style-name="T129">), и когда их становится равно общему числу процессов, </text:span><text:span text:style-name="T132">то </text:span><text:span text:style-name="T129">он устанавливает </text:span><text:span text:style-name="Source_20_Text"><text:span text:style-name="T141">queue.running = false</text:span></text:span><text:span text:style-name="T129"> и завершает ожидание запросов.</text:span></text:p>
        </text:list-item>
        <text:list-item>
          <text:p text:style-name="P93" loext:marker-style-name="T196"><text:span text:style-name="T129">Поток </text:span><text:span text:style-name="T139">executingThread</text:span><text:span text:style-name="T129"> прекращает свою работу, когда </text:span><text:span text:style-name="T133">выполняет все итерации</text:span><text:span text:style-name="T129">.</text:span></text:p>
        </text:list-item>
      </text:list>
      <text:p text:style-name="P94" loext:marker-style-name="T196"><text:span text:style-name="T196"/></text:p>
      <text:list xml:id="list160840517020186" text:continue-list="list3732733734" text:style-name="L2">
        <text:list-item>
          <text:p text:style-name="P95"><text:span text:style-name="T192">Подробно рассмотрю </text:span><text:span text:style-name="T193">логику</text:span><text:span text:style-name="T192"> функции </text:span><text:span text:style-name="T197">run</text:span><text:span text:style-name="T198">Message</text:span><text:span text:style-name="T197">Thread:</text:span></text:p>
          <text:p text:style-name="P96"><text:soft-page-break/><text:span text:style-name="T192">Вообще поток </text:span><text:span text:style-name="T197">messageThread</text:span><text:span text:style-name="T192"> отвечает за две ключевые задачи:</text:span></text:p>
        </text:list-item>
      </text:list>
      <text:list text:style-name="L7">
        <text:list-item>
          <text:p text:style-name="P98">обслуживание запросов на отдачу задач</text:p>
        </text:list-item>
        <text:list-item>
          <text:p text:style-name="P97"><text:span text:style-name="T192">обнаружение финального сигнала </text:span><text:span text:style-name="T197">FINISHED</text:span><text:span text:style-name="T192"> и завершение работы всех потоков.</text:span></text:p>
        </text:list-item>
      </text:list>
      <text:p text:style-name="P49"><text:span text:style-name="T194">Работает пока очередь активна (</text:span><text:span text:style-name="T93">queue.isRunning() == true</text:span><text:span text:style-name="T194">). Принимает запросы на задачи от других процессов с помощью неблокирующего приема сообщений. </text:span><text:span text:style-name="T195">Затем формирует ответы: количество задач + сами задачи. Обрабатывает сигнал завершения (</text:span><text:span text:style-name="T199">FINISHED</text:span><text:span text:style-name="T195">).</text:span></text:p>
      <text:p text:style-name="P49"><text:span text:style-name="T194"/></text:p>
      <text:p text:style-name="P52">Почему был выбран именно неблокирующий прием сообщений?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0"><text:span text:style-name="T183">MPI_Request</text:span> <text:span text:style-name="T41">request</text:span>;</text:p>
            <text:p text:style-name="P21"><text:span text:style-name="T39">MPI_Irecv</text:span>(<text:span text:style-name="T43">&amp;</text:span><text:span text:style-name="T41">msg</text:span>, <text:span text:style-name="T45">1</text:span>, <text:span text:style-name="T37">MPI_INT</text:span>, <text:span text:style-name="T37">MPI_ANY_SOURCE</text:span>, <text:span text:style-name="T41">size</text:span> <text:span text:style-name="T43">+</text:span> <text:span text:style-name="T45">1</text:span>, <text:span text:style-name="T37">MPI_COMM_WORLD</text:span>, <text:span text:style-name="T43">&amp;</text:span><text:span text:style-name="T41">request</text:span>);</text:p>
            <text:p text:style-name="P21"><text:span text:style-name="T183">MPI_Status</text:span> <text:span text:style-name="T41">status</text:span>;</text:p>
            <text:p text:style-name="P21"><text:span text:style-name="T37">int</text:span> <text:span text:style-name="T41">flag</text:span>;</text:p>
            <text:p text:style-name="P21"><text:span text:style-name="T182">do</text:span> {</text:p>
            <text:p text:style-name="P21"><text:span text:style-name="T39">MPI_Test</text:span>(<text:span text:style-name="T43">&amp;</text:span><text:span text:style-name="T41">request</text:span>, <text:span text:style-name="T43">&amp;</text:span><text:span text:style-name="T41">flag</text:span>, <text:span text:style-name="T43">&amp;</text:span><text:span text:style-name="T41">status</text:span>);</text:p>
            <text:p text:style-name="P21">} <text:span text:style-name="T182">while</text:span> (<text:span text:style-name="T41">queue</text:span>.<text:span text:style-name="T39">isRunning</text:span>() <text:span text:style-name="T43">&amp;&amp;</text:span> <text:span text:style-name="T43">!</text:span><text:span text:style-name="T41">flag</text:span>);</text:p>
          </table:table-cell>
        </table:table-row>
      </table:table>
      <text:p text:style-name="P8"><text:span text:style-name="Source_20_Text"><text:span text:style-name="T73">Потому что блокирующий </text:span></text:span><text:span text:style-name="Source_20_Text"><text:span text:style-name="T85">MPI_Recv </text:span></text:span><text:span text:style-name="Source_20_Text"><text:span text:style-name="T75">принудительно остановил </text:span></text:span><text:span text:style-name="Source_20_Text"><text:span text:style-name="T73">бы поток до прихода сообщения, даже если очередь уже остановлена. </text:span></text:span><text:span text:style-name="Source_20_Text"><text:span text:style-name="T74">А </text:span></text:span><text:span text:style-name="Source_20_Text"><text:span text:style-name="T73">мы хотим, чтобы </text:span></text:span><text:span text:style-name="Source_20_Text"><text:span text:style-name="T84">messageThread</text:span></text:span><text:span text:style-name="Source_20_Text"><text:span text:style-name="T73"> мог в любой момент прервать ожидание, если программа уже завершает работу (флаг </text:span></text:span><text:span text:style-name="Source_20_Text"><text:span text:style-name="T84">queue.isRunning() </text:span></text:span><text:span text:style-name="Source_20_Text"><text:span text:style-name="T73">становится </text:span></text:span><text:span text:style-name="Source_20_Text"><text:span text:style-name="T84">false</text:span></text:span><text:span text:style-name="Source_20_Text"><text:span text:style-name="T73">).</text:span></text:span></text:p>
      <text:p text:style-name="P44"><text:span text:style-name="Source_20_Text"><text:span text:style-name="T175"/></text:span></text:p>
      <text:p text:style-name="P41">Как вычисляются избыточные задачи?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1"><text:span text:style-name="T182">if</text:span> (<text:span text:style-name="T41">queue</text:span>.<text:span text:style-name="T39">getSize</text:span>() <text:span text:style-name="T43">&gt;</text:span> <text:span text:style-name="T219">TASK_NUM</text:span> <text:span text:style-name="T43">/</text:span> <text:span text:style-name="T41">size</text:span>) {</text:p>
            <text:p text:style-name="P21"><text:span text:style-name="T41">taskList</text:span>.<text:span text:style-name="T39">resize</text:span>(<text:span text:style-name="T219">TASK_NUM</text:span> <text:span text:style-name="T43">/</text:span> <text:span text:style-name="T41">size</text:span>);</text:p>
            <text:p text:style-name="P21"><text:span text:style-name="T182">while</text:span> (<text:span text:style-name="T41">queue</text:span>.<text:span text:style-name="T39">pop</text:span>(<text:span text:style-name="T41">taskList</text:span><text:span text:style-name="T39">[</text:span><text:span text:style-name="T41">taskCount</text:span><text:span text:style-name="T39">]</text:span>)) {</text:p>
            <text:p text:style-name="P21"><text:span text:style-name="T41">taskCount</text:span><text:span text:style-name="T43">++</text:span>;</text:p>
            <text:p text:style-name="P21"><text:span text:style-name="T182">if</text:span> (<text:span text:style-name="T41">taskCount</text:span> <text:span text:style-name="T43">==</text:span> <text:span text:style-name="T219">TASK_NUM</text:span> <text:span text:style-name="T43">/</text:span> <text:span text:style-name="T41">size</text:span>) {</text:p>
            <text:p text:style-name="P21"><text:span text:style-name="T182">break</text:span>;</text:p>
            <text:p text:style-name="P21">}</text:p>
            <text:p text:style-name="P21">}</text:p>
            <text:p text:style-name="P21">}</text:p>
          </table:table-cell>
        </table:table-row>
      </table:table>
      <text:p text:style-name="P35"><text:span text:style-name="Source_20_Text"><text:span text:style-name="T115">1) </text:span></text:span><text:span text:style-name="Source_20_Text"><text:span text:style-name="T114">В первую очередь надо определить порог избыточности:</text:span></text:span></text:p>
      <text:list text:style-name="L8">
        <text:list-item>
          <text:p text:style-name="P126"><text:span text:style-name="Source_20_Text"><text:span text:style-name="T116">queue.getSize() - </text:span></text:span><text:span text:style-name="Source_20_Text"><text:span text:style-name="T114">число невыполненных задач в очереди процесса. </text:span></text:span></text:p>
        </text:list-item>
        <text:list-item>
          <text:p text:style-name="P127"><text:span text:style-name="Source_20_Text"><text:span text:style-name="T140">TASK_NUM</text:span></text:span><text:span text:style-name="T124"> - число задач </text:span><text:span text:style-name="T163">на каждом процессе изначально.</text:span></text:p>
        </text:list-item>
        <text:list-item>
          <text:p text:style-name="P127"><text:span text:style-name="Source_20_Text"><text:span text:style-name="T140">size</text:span></text:span><text:span text:style-name="T124"> - общее число MPI процессов.</text:span></text:p>
        </text:list-item>
      </text:list>
      <text:p text:style-name="P36"><text:span text:style-name="Source_20_Text"><text:span text:style-name="T140">TASK_NUM/size</text:span></text:span><text:span text:style-name="T140"> </text:span><text:span text:style-name="T124">задаёт </text:span><text:span text:style-name="Strong_20_Emphasis"><text:span text:style-name="T160">размер одной “порции”</text:span></text:span><text:span text:style-name="T160"> </text:span><text:span text:style-name="T124">задач: решил, что каждый процесс может передать </text:span><text:span text:style-name="Strong_20_Emphasis"><text:span text:style-name="T164">&lt;= </text:span></text:span><text:span text:style-name="Source_20_Text"><text:span text:style-name="T140">TASK_NUM/size</text:span></text:span><text:span text:style-name="T124"> задач за один запро</text:span><text:span text:style-name="T164">с.</text:span></text:p>
      <text:p text:style-name="P51"><text:span text:style-name="T166">2) </text:span><text:span text:style-name="T124">Далее резервирую место для </text:span><text:span text:style-name="Source_20_Text"><text:span text:style-name="T140">TASK_NUM/size</text:span></text:span><text:span text:style-name="Source_20_Text"><text:span text:style-name="T124"> элементов в векторе, который в будущем отправлю запрашивающему дополнительные задачи процессу.</text:span></text:span></text:p>
      <text:p text:style-name="P36"><text:span text:style-name="Source_20_Text"><text:span text:style-name="T162">3)</text:span></text:span><text:span text:style-name="Source_20_Text"><text:span text:style-name="T144"> </text:span></text:span><text:span text:style-name="Source_20_Text"><text:span text:style-name="T143">queue.pop()</text:span></text:span><text:span text:style-name="Source_20_Text"><text:span text:style-name="T164"> удаляет из начала очереди одну задачу и кладёт её в </text:span></text:span><text:span text:style-name="Source_20_Text"><text:span text:style-name="T143">taskList[taskCount]</text:span></text:span><text:span text:style-name="Source_20_Text"><text:span text:style-name="T164">, возвращая </text:span></text:span><text:span text:style-name="Source_20_Text"><text:span text:style-name="T143">true</text:span></text:span><text:span text:style-name="Source_20_Text"><text:span text:style-name="T164">, если задача была. </text:span></text:span><text:span text:style-name="T124">Счётчик </text:span><text:span text:style-name="Source_20_Text"><text:span text:style-name="T140">taskCount</text:span></text:span><text:span text:style-name="T124"> увеличивается с каждой </text:span><text:span text:style-name="T165">такой </text:span><text:span text:style-name="T124">успешно извлечённой задачей. Цикл прерывается, как только мы набрали ровно </text:span><text:span text:style-name="Source_20_Text"><text:span text:style-name="T140">TASK_NUM/size</text:span></text:span><text:span text:style-name="T124"> задач, или когда очередь опустела (</text:span><text:span text:style-name="T165">тогда </text:span><text:span text:style-name="Source_20_Text"><text:span text:style-name="T140">pop</text:span></text:span><text:span text:style-name="T124"> вернёт </text:span><text:span text:style-name="Source_20_Text"><text:span text:style-name="T140">false</text:span></text:span><text:span text:style-name="T124"> и цикл закончится).</text:span></text:p>
      <text:list xml:id="list160842307515384" text:continue-list="list160840517020186" text:style-name="L2">
        <text:list-item>
          <text:p text:style-name="P99">Рассмотрю работу с потоками в программе:</text:p>
        </text:list-item>
      </text:list>
      <text:p text:style-name="P47"><text:soft-page-break/><text:span text:style-name="T96">В С++ </text:span><text:span text:style-name="T97">р</text:span><text:span text:style-name="T50">абота с потокам осуществляется по средствам класса </text:span><text:span text:style-name="Source_20_Text"><text:span text:style-name="T79">std::thread</text:span></text:span><text:span text:style-name="T98"> </text:span><text:span text:style-name="T50">(доступного из заголовочного файла </text:span><text:span text:style-name="Source_20_Text"><text:span text:style-name="T79">&lt;thread&gt;</text:span></text:span><text:span text:style-name="T50">), который может работать с регулярными функциями, лямбдами и функторами. Кроме того, он позволяет передавать любое число параметров в функцию потока.</text:span></text:p>
      <text:p text:style-name="P47"><text:span text:style-name="T50"/></text:p>
      <text:p text:style-name="P48"><text:span text:style-name="T95">Д</text:span><text:span text:style-name="T50">ля разделения работы между вычислениями и обменом сообщениями используются два отдельных потока: </text:span></text:p>
      <text:list text:style-name="L9">
        <text:list-item>
          <text:p text:style-name="P100"><text:span text:style-name="Source_20_Text"><text:span text:style-name="T81">executingThread</text:span></text:span><text:span text:style-name="T81"> </text:span><text:span text:style-name="T69">для генерации и выполнения задач </text:span></text:p>
        </text:list-item>
        <text:list-item>
          <text:p text:style-name="P100"><text:span text:style-name="Source_20_Text"><text:span text:style-name="T81">messageThread</text:span></text:span><text:span text:style-name="T69"> для обслуживания MPI‑запросов. </text:span></text:p>
          <text:p text:style-name="P101"><text:span text:style-name="T69">Потоки запускаются через конструктор </text:span><text:span text:style-name="Source_20_Text"><text:span text:style-name="T81">std::thread</text:span></text:span><text:span text:style-name="T69">, а в </text:span><text:span text:style-name="Source_20_Text"><text:span text:style-name="T81">main</text:span></text:span><text:span text:style-name="T69"> завершаются вызовами </text:span><text:span text:style-name="Source_20_Text"><text:span text:style-name="T81">join()</text:span></text:span><text:span text:style-name="T69">, предваряя их проверкой</text:span><text:span text:style-name="T81"> </text:span><text:span text:style-name="Source_20_Text"><text:span text:style-name="T81">joinable()</text:span></text:span><text:span text:style-name="T69">. Для защиты общей очереди задач (</text:span><text:span text:style-name="T70">класс </text:span><text:span text:style-name="Source_20_Text"><text:span text:style-name="T81">SafeQueue</text:span></text:span><text:span text:style-name="T69">) применяется </text:span><text:span text:style-name="T70">блокировщик</text:span><text:span text:style-name="T69"> </text:span><text:span text:style-name="Source_20_Text"><text:span text:style-name="T81">std::mutex</text:span></text:span><text:span text:style-name="T69"> в сочетании с RAII‑обёрткой </text:span><text:span text:style-name="Source_20_Text"><text:span text:style-name="T81">std::lock_guard</text:span></text:span><text:span text:style-name="T69">, а уведомления о появлении новых задач реализуются через </text:span><text:span text:style-name="Source_20_Text"><text:span text:style-name="T81">std::condition_variable::notify_one()</text:span></text:span><text:span text:style-name="T69">.</text:span></text:p>
        </text:list-item>
      </text:list>
      <text:p text:style-name="P4"><text:span text:style-name="T69"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7"><text:span text:style-name="T41">messageThread</text:span> <text:span text:style-name="T39">=</text:span> <text:span text:style-name="T183">std</text:span>::<text:span text:style-name="T183">thread</text:span>([<text:span text:style-name="T43">&amp;</text:span><text:span text:style-name="T41">queue</text:span>, <text:span text:style-name="T41">size</text:span>, <text:span text:style-name="T41">rank</text:span>]() {…<text:span text:style-name="T217">}</text:span><text:span text:style-name="T218">)</text:span><text:span text:style-name="T217">;</text:span></text:p>
          </table:table-cell>
        </table:table-row>
      </table:table>
      <text:p text:style-name="P9"><text:span text:style-name="Strong_20_Emphasis"><text:span text:style-name="T69">Конструктор</text:span></text:span><text:span text:style-name="Strong_20_Emphasis"><text:span text:style-name="T77"> </text:span></text:span><text:span text:style-name="Strong_20_Emphasis"><text:span text:style-name="Source_20_Text"><text:span text:style-name="T94">std::thread</text:span></text:span></text:span><text:span text:style-name="T69"> создаёт новый поток, в котором вызывается переданная функция или лямбда-вырaжение. При этом аргументы копируются в контекст потока. </text:span><text:span text:style-name="T153">В </text:span><text:span text:style-name="Strong_20_Emphasis"><text:span text:style-name="T161">квадратных скобках</text:span></text:span><text:span text:style-name="T161"> </text:span><text:span text:style-name="Source_20_Text"><text:span text:style-name="T146">[&amp;queue, size, rank]</text:span></text:span><text:span text:style-name="T146"> </text:span><text:span text:style-name="T153">указываются </text:span><text:span text:style-name="Strong_20_Emphasis"><text:span text:style-name="T161">переменные</text:span></text:span><text:span text:style-name="T153">, которые лямбда‑выражение “захватывает</text:span><text:span text:style-name="T154">”</text:span><text:span text:style-name="T153"> из внешней области видимости.</text:span></text:p>
      <text:p text:style-name="P42"><text:a xlink:type="simple" xlink:href="https://en.cppreference.com/w/cpp/thread/thread/thread" text:style-name="Internet_20_link" text:visited-style-name="Visited_20_Internet_20_Link"><text:span text:style-name="T216">https://en.cppreference.com/w/cpp/thread/thread/thread</text:span></text:a></text:p>
      <text:p text:style-name="P42"><text:span text:style-name="T216"/></text:p>
      <text:p text:style-name="P5"><text:span text:style-name="T69">З</text:span><text:span text:style-name="T71">ащита общей очереди выполняется с помощью </text:span><text:span text:style-name="T82">std::mutex</text:span><text:span text:style-name="T71"> и </text:span><text:span text:style-name="T82">std::lockguard</text:span><text:span text:style-name="T69">: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8"><text:span text:style-name="T183">std</text:span>::<text:span text:style-name="T183">mutex</text:span> <text:span text:style-name="T41">mtx</text:span>;</text:p>
            <text:p text:style-name="P53">...</text:p>
            <text:p text:style-name="P28"><text:span text:style-name="T183">std</text:span>::<text:span text:style-name="T183">lock_guard</text:span><text:span text:style-name="T43">&lt;</text:span><text:span text:style-name="T183">std</text:span>::<text:span text:style-name="T183">mutex</text:span><text:span text:style-name="T43">&gt;</text:span> <text:span text:style-name="T41">lock</text:span>(<text:span text:style-name="T41">mtx</text:span>);</text:p>
          </table:table-cell>
        </table:table-row>
      </table:table>
      <text:p text:style-name="P43"><text:span text:style-name="Source_20_Text"><text:span text:style-name="T145">s</text:span></text:span><text:span text:style-name="Source_20_Text"><text:span text:style-name="T142">td::mutex</text:span></text:span><text:span text:style-name="Source_20_Text"><text:span text:style-name="T151"> - </text:span></text:span><text:span text:style-name="Source_20_Text"><text:span text:style-name="T150">примитив синхронизации, обеспечивающий исключительный доступ к разделяемым данным. </text:span></text:span><text:span text:style-name="Source_20_Text"><text:span text:style-name="T152">Проще говоря, это базовый элемент синхронизации.</text:span></text:span></text:p>
      <text:p text:style-name="P43"><text:a xlink:type="simple" xlink:href="https://en.cppreference.com/w/cpp/thread/mutex" text:style-name="Internet_20_link" text:visited-style-name="Visited_20_Internet_20_Link"><text:span text:style-name="Source_20_Text"><text:span text:style-name="T150">https://en.cppreference.com/w/cpp/thread/mutex</text:span></text:span></text:a></text:p>
      <text:p text:style-name="P43"><text:span text:style-name="Strong_20_Emphasis"><text:span text:style-name="Source_20_Text"><text:span text:style-name="T148">std::lock_guard&lt;std::mutex&gt;</text:span></text:span></text:span><text:span text:style-name="Strong_20_Emphasis"><text:span text:style-name="T184"> - RAII‑обёртка, автоматически вызывает </text:span></text:span><text:span text:style-name="Strong_20_Emphasis"><text:span text:style-name="Source_20_Text"><text:span text:style-name="T149">lock()</text:span></text:span></text:span><text:span text:style-name="Strong_20_Emphasis"><text:span text:style-name="T184"> при создании, </text:span></text:span><text:span text:style-name="Strong_20_Emphasis"><text:span text:style-name="T185">захватывая mutex, </text:span></text:span><text:span text:style-name="Strong_20_Emphasis"><text:span text:style-name="T184">и </text:span></text:span><text:span text:style-name="Strong_20_Emphasis"><text:span text:style-name="Source_20_Text"><text:span text:style-name="T149">unlock()</text:span></text:span></text:span><text:span text:style-name="Strong_20_Emphasis"><text:span text:style-name="T184"> при выходе из области видимости, </text:span></text:span><text:span text:style-name="Strong_20_Emphasis"><text:span text:style-name="T185">освобождая mutex</text:span></text:span><text:span text:style-name="Strong_20_Emphasis"><text:span text:style-name="T184">.</text:span></text:span></text:p>
      <text:p text:style-name="P43"><text:a xlink:type="simple" xlink:href="https://en.cppreference.com/w/cpp/thread/lock_guard" text:style-name="Internet_20_link" text:visited-style-name="Visited_20_Internet_20_Link"><text:span text:style-name="Strong_20_Emphasis"><text:span text:style-name="T184">https://en.cppreference.com/w/cpp/thread/lock_guard</text:span></text:span></text:a></text:p>
      <text:p text:style-name="P43"><text:span text:style-name="Strong_20_Emphasis"><text:span text:style-name="T184"/></text:span></text:p>
      <text:p text:style-name="P7"><text:span text:style-name="Strong_20_Emphasis"><text:span text:style-name="T72">Завершение потоков: </text:span></text:span><text:span text:style-name="Strong_20_Emphasis"><text:span text:style-name="T83">joinable() </text:span></text:span><text:span text:style-name="Strong_20_Emphasis"><text:span text:style-name="T72">и </text:span></text:span><text:span text:style-name="Strong_20_Emphasis"><text:span text:style-name="T83">join()</text:span></text:span><text:span text:style-name="Strong_20_Emphasis"><text:span text:style-name="T72">:</text:span>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9"><text:span text:style-name="T41">messageThread</text:span>.<text:span text:style-name="T39">join</text:span>();</text:p>
            <text:p text:style-name="P21"><text:span text:style-name="T41">executingThread</text:span>.<text:span text:style-name="T39">join</text:span>();</text:p>
          </table:table-cell>
        </table:table-row>
      </table:table>
      <text:p text:style-name="P6"><text:span text:style-name="Source_20_Text"><text:span text:style-name="T172">std::thread::joinable() </text:span></text:span><text:span text:style-name="Source_20_Text"><text:span text:style-name="T168">- </text:span></text:span><text:span text:style-name="Source_20_Text"><text:span text:style-name="T169">проверяет, ассоциирован ли объект </text:span></text:span><text:span text:style-name="Source_20_Text"><text:span text:style-name="T173">std::thread</text:span></text:span><text:span text:style-name="Source_20_Text"><text:span text:style-name="T169"> с активным потоком исполнения. </text:span></text:span><text:span text:style-name="Source_20_Text"><text:span text:style-name="T170">Проще говоря, </text:span></text:span><text:span text:style-name="Source_20_Text"><text:span text:style-name="T157">проверяет «жив ли» ещё этот поток и не был ли он уже присоединён или отсоединён.</text:span></text:span></text:p>
      <text:p text:style-name="P40"><text:a xlink:type="simple" xlink:href="https://en.cppreference.com/w/cpp/thread/thread/joinable" text:style-name="Internet_20_link" text:visited-style-name="Visited_20_Internet_20_Link"><text:span text:style-name="Source_20_Text"><text:span text:style-name="T156">https://en.cppreference.com/w/cpp/thread/thread/joinable</text:span></text:span></text:a></text:p>
      <text:p text:style-name="P6"><text:span text:style-name="Strong_20_Emphasis"><text:span text:style-name="Source_20_Text"><text:span text:style-name="T174">std::thread::join()</text:span></text:span></text:span><text:span text:style-name="Source_20_Text"><text:span text:style-name="T169"> - блокирует вызывающий поток до завершения связанного потока и снимает его из состояния “joinable”. </text:span></text:span><text:span text:style-name="Source_20_Text"><text:span text:style-name="T171">То есть </text:span></text:span><text:span text:style-name="Source_20_Text"><text:span text:style-name="T158">блокирует </text:span></text:span><text:span text:style-name="Source_20_Text"><text:span text:style-name="Strong_20_Emphasis"><text:span text:style-name="T158">текущий</text:span></text:span></text:span><text:span text:style-name="Source_20_Text"><text:span text:style-name="T158"> поток (</text:span></text:span><text:span text:style-name="Source_20_Text"><text:span text:style-name="T147">main</text:span></text:span><text:span text:style-name="Source_20_Text"><text:span text:style-name="T158">) </text:span></text:span><text:span text:style-name="Source_20_Text"><text:span text:style-name="T159">ждет </text:span></text:span><text:span text:style-name="Source_20_Text"><text:span text:style-name="T158">до тех пор, пока целевой поток не завершит работу.</text:span></text:span></text:p>
      <text:p text:style-name="P40"><text:a xlink:type="simple" xlink:href="https://en.cppreference.com/w/cpp/thread/thread/join?utm_source=chatgpt.com" text:style-name="Internet_20_link" text:visited-style-name="Visited_20_Internet_20_Link">https://en.cppreference.com/w/cpp/thread/thread/join</text:a></text:p>
      <text:p text:style-name="P40"><text:span text:style-name="Source_20_Text"><text:span text:style-name="T155"/></text:span></text:p>
      <text:list xml:id="list160840931178893" text:continue-list="list160842307515384" text:style-name="L2">
        <text:list-item>
          <text:p text:style-name="P102"><text:span text:style-name="T212">Рассмотрю более подробно использование библиотеки </text:span><text:span text:style-name="T22">MPI</text:span><text:span text:style-name="T212"> в параллельн</text:span><text:span text:style-name="T177">ой</text:span><text:span text:style-name="T212"> программ</text:span><text:span text:style-name="T177">е</text:span><text:span text:style-name="T212">: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40">MPI_Init_thread</text:span><text:span text:style-name="T18">(</text:span><text:span text:style-name="T44">&amp;</text:span><text:span text:style-name="T42">argc</text:span><text:span text:style-name="T18">, </text:span><text:span text:style-name="T44">&amp;</text:span><text:span text:style-name="T42">argv</text:span><text:span text:style-name="T18">, </text:span><text:span text:style-name="T38">MPI_THREAD_MULTIPLE</text:span><text:span text:style-name="T18">, </text:span><text:span text:style-name="T44">&amp;</text:span><text:span text:style-name="T42">provided</text:span><text:span text:style-name="T18">);</text:span><text:span text:style-name="T122"> </text:span></text:p>
          </table:table-cell>
        </table:table-row>
      </table:table>
      <text:p text:style-name="P64" loext:marker-style-name="T15"><text:soft-page-break/><text:span text:style-name="T21">int MPI_Init_thread( int *argc, char ***argv, int required, int *provided )</text:span> - <text:span text:style-name="T214">и</text:span>нициализирует среду выполнения вызывающего процесса MPI для выполнения потоков.</text:p>
      <text:p text:style-name="P118" loext:marker-style-name="T15">Параметры:</text:p>
      <text:p text:style-name="P119" loext:marker-style-name="T15"><text:span text:style-name="T26">argc</text:span><text:span text:style-name="T213"> - </text:span><text:span text:style-name="T110">Указатель на количество аргументов для программы. Это значение может иметь значение NULL.</text:span></text:p>
      <text:p text:style-name="P119" loext:marker-style-name="T15"><text:span text:style-name="T27">a</text:span><text:span text:style-name="T26">rgv</text:span><text:span text:style-name="T213"> - </text:span><text:span text:style-name="T110">Указатель на список аргументов для программы. Это значение может иметь значение NULL.</text:span></text:p>
      <text:p text:style-name="P119" loext:marker-style-name="T15"><text:span text:style-name="T27">r</text:span><text:span text:style-name="T26">equired</text:span><text:span text:style-name="T213"> - </text:span><text:span text:style-name="T110">Уровень поддержки требуемого потока. </text:span><text:span text:style-name="T111">Мной выбран </text:span><text:span text:style-name="T113">MPI_THREAD_MULTIPLE</text:span><text:span text:style-name="T111"> - </text:span><text:span text:style-name="T112">н</text:span><text:span text:style-name="T111">есколько потоков приложения могут вызывать функции MPI без ограничений. Вызов </text:span><text:span text:style-name="T113">MPI_Init_thread</text:span><text:span text:style-name="T111"> с параметром </text:span><text:span text:style-name="T113">MPI_THREAD_SINGLE</text:span><text:span text:style-name="T111"> эквивалентен вызову </text:span><text:span text:style-name="T113">MPI_Init</text:span><text:span text:style-name="T111">.</text:span></text:p>
      <text:p text:style-name="P119" loext:marker-style-name="T15"><text:span text:style-name="T28">p</text:span><text:span text:style-name="T26">rovided</text:span><text:span text:style-name="T213"> - </text:span><text:span text:style-name="T110">Уровень поддержки предоставленного потока.</text:span></text:p>
      <text:p text:style-name="P119" loext:marker-style-name="T15"><text:a xlink:type="simple" xlink:href="https://www.mpich.org/static/docs/v3.1/www3/MPI_Init_thread.html" text:style-name="Internet_20_link" text:visited-style-name="Visited_20_Internet_20_Link"><text:span text:style-name="T110">https://www.mpich.org/static/docs/v3.1/www3/MPI_Init_thread.html</text:span></text:a></text:p>
      <text:p text:style-name="P119" loext:marker-style-name="T15"><text:a xlink:type="simple" xlink:href="https://www.opennet.ru/docs/RUS/mpi-2/node157.html" text:style-name="Internet_20_link" text:visited-style-name="Visited_20_Internet_20_Link"><text:span text:style-name="T110">https://www.opennet.ru/docs/RUS/mpi-2/node157.html</text:span></text:a></text:p>
      <text:p text:style-name="P104" loext:marker-style-name="T1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38">int</text:span><text:span text:style-name="T18"> </text:span><text:span text:style-name="T42">rank</text:span><text:span text:style-name="T18">, </text:span><text:span text:style-name="T42">size</text:span><text:span text:style-name="T18">;</text:span></text:p>
            <text:p text:style-name="P20"><text:span text:style-name="T39">MPI_Comm_rank</text:span>(<text:span text:style-name="T37">MPI_COMM_WORLD</text:span>, <text:span text:style-name="T43">&amp;</text:span><text:span text:style-name="T41">rank</text:span>);<text:span text:style-name="T121"> </text:span></text:p>
            <text:p text:style-name="P20"><text:span text:style-name="T39">MPI_Comm_size</text:span>(<text:span text:style-name="T37">MPI_COMM_WORLD</text:span>, <text:span text:style-name="T43">&amp;</text:span><text:span text:style-name="T41">size</text:span>);<text:span text:style-name="T121"> </text:span></text:p>
          </table:table-cell>
        </table:table-row>
      </table:table>
      <text:list text:style-name="L10">
        <text:list-item>
          <text:p text:style-name="P106" loext:marker-style-name="T15"><text:span text:style-name="T21">int MPI_Comm_rank(MPI_COMM_WORLD, int *rank)</text:span><text:span text:style-name="T23"> </text:span><text:span text:style-name="T178">- ф</text:span>ункция возвращает номер процесса, вызвавшего эту функцию. </text:p>
          <text:p text:style-name="P106" loext:marker-style-name="T15">Номера процессов лежат в диапазоне <text:span text:style-name="T178">от </text:span>0 <text:span text:style-name="T178">до </text:span>size-1 (значение size может быть определено с помощью <text:span text:style-name="T179">функции </text:span><text:span text:style-name="T25">MPI_Comm_size</text:span>).</text:p>
        </text:list-item>
        <text:list-item>
          <text:p text:style-name="P106" loext:marker-style-name="T15"><text:span text:style-name="T21">int MPI_Comm_size(MPI_COMM_WORLD, int *size)</text:span> - <text:span text:style-name="T180">ф</text:span>ункция возвращает количество процессов в области связи коммуникатора <text:span text:style-name="T21">MPI_COMM_WORLD</text:span>. </text:p>
        </text:list-item>
      </text:list>
      <text:p text:style-name="P105" loext:marker-style-name="T15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105" loext:marker-style-name="T15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107" loext:marker-style-name="T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5"><text:span text:style-name="T38">double</text:span><text:span text:style-name="T18"> </text:span><text:span text:style-name="T42">start_time</text:span><text:span text:style-name="T18"> </text:span><text:span text:style-name="T44">=</text:span><text:span text:style-name="T18"> </text:span><text:span text:style-name="T40">MPI_Wtime</text:span><text:span text:style-name="T18">();</text:span></text:p>
          </table:table-cell>
        </table:table-row>
      </table:table>
      <text:p text:style-name="P108" loext:marker-style-name="T15"><text:span text:style-name="Teletype"><text:span text:style-name="T87">double MPI_Wtime(void)</text:span></text:span><text:span text:style-name="Teletype"><text:span text:style-name="T52"> - </text:span></text:span><text:span text:style-name="Teletype"><text:span text:style-name="T53">ф</text:span></text:span><text:span text:style-name="Teletype"><text:span text:style-name="T52">ункция отсчета времени (таймер). </text:span></text:span><text:span text:style-name="Teletype"><text:span text:style-name="T53">В</text:span></text:span><text:span text:style-name="Teletype"><text:span text:style-name="T52">озвращает астрономическое время в секундах, прошедшее с некоторого момента в прошлом (точки отсчета). </text:span></text:span></text:p>
      <text:p text:style-name="P109" loext:marker-style-name="T15"><text:span text:style-name="Teletype"><text:span text:style-name="T52">Гарантируется, что эта точка отсчета не будет изменена в течение жизни процесса. Для хронометрирования участка программы вызов функции делается в начале и конце участка и определяется разница между показаниями таймера.</text:span></text:span></text:p>
      <text:p text:style-name="P109" loext:marker-style-name="T15"><text:a xlink:type="simple" xlink:href="https://www.mpich.org/static/docs/v3.1.3/www3/MPI_Wtime.html" text:style-name="Internet_20_link" text:visited-style-name="Visited_20_Internet_20_Link"><text:span text:style-name="Teletype"><text:span text:style-name="T52">https://www.mpich.org/static/docs/v3.1.3/www3/MPI_Wtime.html</text:span></text:span></text:a></text:p>
      <text:p text:style-name="P109" loext:marker-style-name="T1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<text:span text:style-name="T39">MPI_Send</text:span>(<text:span text:style-name="T43">&amp;</text:span><text:span text:style-name="T41">rank</text:span>, <text:span text:style-name="T45">1</text:span>, <text:span text:style-name="T37">MPI_INT</text:span>, <text:span text:style-name="T41">j</text:span>, <text:span text:style-name="T41">size</text:span> <text:span text:style-name="T43">+</text:span> <text:span text:style-name="T45">1</text:span>, <text:span text:style-name="T37">MPI_COMM_WORLD</text:span>);</text:p>
            <text:p text:style-name="P21"><text:span text:style-name="T183">MPI_Status</text:span> <text:span text:style-name="T41">status1</text:span>;</text:p>
            <text:p text:style-name="P21"><text:span text:style-name="T39">MPI_Recv</text:span>(<text:span text:style-name="T43">&amp;</text:span><text:span text:style-name="T41">taskGiven</text:span>, <text:span text:style-name="T45">1</text:span>, <text:span text:style-name="T37">MPI_INT</text:span>, <text:span text:style-name="T41">j</text:span>, <text:span text:style-name="T41">j</text:span>, <text:span text:style-name="T37">MPI_COMM_WORLD</text:span>, <text:span text:style-name="T43">&amp;</text:span><text:span text:style-name="T41">status1</text:span>);</text:p>
          </table:table-cell>
        </table:table-row>
      </table:table>
      <text:list text:style-name="L11">
        <text:list-item>
          <text:p text:style-name="P65" loext:marker-style-name="T15"><text:span text:style-name="Teletype"><text:span text:style-name="T88">int MPI_Send(void* buf, int count, MPI_Datatype datatype, int dest, int tag, MPI_COMM_WORLD)</text:span></text:span><text:span text:style-name="Teletype"><text:span text:style-name="T57"> - </text:span></text:span><text:span text:style-name="Teletype"><text:span text:style-name="T58">блокирующая ф</text:span></text:span><text:span text:style-name="Teletype"><text:span text:style-name="T57">ункция передачи сообщения.</text:span></text:span></text:p>
          <text:p text:style-name="P65" loext:marker-style-name="T15"><text:span text:style-name="Teletype"><text:span text:style-name="T57">Функция выполняет посылку count элементов типа datatype сообщения с идентификатором tag процессу dest. Переменная buf - это, как правило, массив или скалярная переменная. В последнем случае значение count = 1.</text:span></text:span></text:p>
          <text:p text:style-name="P66" loext:marker-style-name="T15"><text:span text:style-name="Teletype"><text:span text:style-name="T59">Параметры:</text:span></text:span></text:p>
          <text:p text:style-name="P66" loext:marker-style-name="T15"><text:span text:style-name="Teletype"><text:span text:style-name="T90">buf</text:span></text:span><text:span text:style-name="Teletype"><text:span text:style-name="T59"> - адрес начала расположения пересылаемых данных.</text:span></text:span></text:p>
          <text:p text:style-name="P66" loext:marker-style-name="T15"><text:span text:style-name="Teletype"><text:span text:style-name="T90">count</text:span></text:span><text:span text:style-name="Teletype"><text:span text:style-name="T59"> - число пересылаемых элементов.</text:span></text:span></text:p>
          <text:p text:style-name="P66" loext:marker-style-name="T15"><text:span text:style-name="Teletype"><text:span text:style-name="T90">datatype</text:span></text:span><text:span text:style-name="Teletype"><text:span text:style-name="T59"> - тип посылаемых элементов.</text:span></text:span></text:p>
          <text:p text:style-name="P66" loext:marker-style-name="T15"><text:soft-page-break/><text:span text:style-name="Teletype"><text:span text:style-name="T90">dest</text:span></text:span><text:span text:style-name="Teletype"><text:span text:style-name="T59"> - номер процесса-получателя в группе. </text:span></text:span></text:p>
          <text:p text:style-name="P66" loext:marker-style-name="T15"><text:span text:style-name="Teletype"><text:span text:style-name="T90">tag </text:span></text:span><text:span text:style-name="Teletype"><text:span text:style-name="T59">- идентификатор сообщения.</text:span></text:span></text:p>
          <text:p text:style-name="P66" loext:marker-style-name="T15"><text:a xlink:type="simple" xlink:href="https://www.mpich.org/static/docs/v3.3/www3/MPI_Send.html" text:style-name="Internet_20_link" text:visited-style-name="Visited_20_Internet_20_Link"><text:span text:style-name="Teletype"><text:span text:style-name="T59">https://www.mpich.org/static/docs/v3.3/www3/MPI_Send.html</text:span></text:span></text:a></text:p>
        </text:list-item>
        <text:list-item>
          <text:p text:style-name="P65" loext:marker-style-name="T15"><text:span text:style-name="Teletype"><text:span text:style-name="T88">int MPI_Recv(void* buf, int count, MPI_Datatype datatype, int source, int tag, MPI_COMM_WORLD, MPI_Status *status)</text:span></text:span><text:span text:style-name="Teletype"><text:span text:style-name="T57"> - </text:span></text:span><text:span text:style-name="Teletype"><text:span text:style-name="T60">блокирующая </text:span></text:span><text:span text:style-name="Teletype"><text:span text:style-name="T61">ф</text:span></text:span><text:span text:style-name="Teletype"><text:span text:style-name="T60">ункция приема сообщения. </text:span></text:span></text:p>
          <text:p text:style-name="P67" loext:marker-style-name="T15"><text:span text:style-name="Teletype"><text:span text:style-name="T62">Параметры:</text:span></text:span></text:p>
          <text:p text:style-name="P67" loext:marker-style-name="T15"><text:span text:style-name="Teletype"><text:span text:style-name="T91">buf</text:span></text:span><text:span text:style-name="Teletype"><text:span text:style-name="T62"> - адрес начала расположения принимаемого сообщения. </text:span></text:span></text:p>
          <text:p text:style-name="P67" loext:marker-style-name="T15"><text:span text:style-name="Teletype"><text:span text:style-name="T91">count</text:span></text:span><text:span text:style-name="Teletype"><text:span text:style-name="T62"> -максимальное число принимаемых элементов. </text:span></text:span></text:p>
          <text:p text:style-name="P67" loext:marker-style-name="T15"><text:span text:style-name="Teletype"><text:span text:style-name="T91">datatype</text:span></text:span><text:span text:style-name="Teletype"><text:span text:style-name="T62"> - тип элементов принимаемого сообщения. </text:span></text:span></text:p>
          <text:p text:style-name="P67" loext:marker-style-name="T15"><text:span text:style-name="Teletype"><text:span text:style-name="T91">source</text:span></text:span><text:span text:style-name="Teletype"><text:span text:style-name="T62"> - номер процесса-отправителя. </text:span></text:span></text:p>
          <text:p text:style-name="P67" loext:marker-style-name="T15"><text:span text:style-name="Teletype"><text:span text:style-name="T92">t</text:span></text:span><text:span text:style-name="Teletype"><text:span text:style-name="T91">ag</text:span></text:span><text:span text:style-name="Teletype"><text:span text:style-name="T62"> - идентификатор сообщения. </text:span></text:span></text:p>
          <text:p text:style-name="P67" loext:marker-style-name="T15"><text:span text:style-name="Teletype"><text:span text:style-name="T91">status</text:span></text:span><text:span text:style-name="Teletype"><text:span text:style-name="T62"> - атрибуты принятого сообщения. </text:span></text:span><text:span text:style-name="Teletype"><text:span text:style-name="T63">В структуре</text:span></text:span><text:span text:style-name="Teletype"><text:span text:style-name="T109"> </text:span></text:span><text:span text:style-name="Teletype"><text:span text:style-name="T63">сведения о полученном сообщении.</text:span></text:span></text:p>
        </text:list-item>
      </text:list>
      <text:p text:style-name="P110" loext:marker-style-name="T1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39">MPI_Irecv</text:span>(<text:span text:style-name="T43">&amp;</text:span><text:span text:style-name="T41">phi_old</text:span>[<text:span text:style-name="T45">0</text:span>], <text:span text:style-name="T41">Ny</text:span> <text:span text:style-name="T43">*</text:span> <text:span text:style-name="T41">Nz</text:span>, <text:span text:style-name="T37">MPI_DOUBLE</text:span>, <text:span text:style-name="T41">rank</text:span> <text:span text:style-name="T43">-</text:span> <text:span text:style-name="T45">1</text:span>, <text:span text:style-name="T45">0</text:span>, <text:span text:style-name="T37">MPI_COMM_WORLD</text:span>, <text:span text:style-name="T43">&amp;</text:span><text:span text:style-name="T41">requests</text:span>[<text:span text:style-name="T41">request_count</text:span><text:span text:style-name="T43">++</text:span>]);</text:p>
          </table:table-cell>
        </table:table-row>
      </table:table>
      <text:list text:continue-numbering="true" text:style-name="L11">
        <text:list-header>
          <text:p text:style-name="P68" loext:marker-style-name="T15"><text:span text:style-name="T89">int MPI_Irecv(void *buf, int count, MPI_Datatype datatype, int source, </text:span><text:span text:style-name="T86">int tag, MPI_Comm comm, MPI_Request *request</text:span><text:span text:style-name="T88">) </text:span><text:span text:style-name="T54">– функция приема сообщения без блокировки. Инициирует операцию получения и возвращает дескриптор запрошенной операции связи.</text:span></text:p>
          <text:p text:style-name="P71" loext:marker-style-name="T15"><text:span text:style-name="T102">Параметры:</text:span></text:p>
          <text:p text:style-name="P71" loext:marker-style-name="T15"><text:span text:style-name="T103">buf</text:span><text:span text:style-name="T102"> - адрес для принимаемых данных; </text:span></text:p>
          <text:p text:style-name="P71" loext:marker-style-name="T15"><text:span text:style-name="T103">count</text:span><text:span text:style-name="T102"> - максимальное число принимаемых элементов; </text:span></text:p>
          <text:p text:style-name="P71" loext:marker-style-name="T15"><text:span text:style-name="T103">datatype</text:span><text:span text:style-name="T102"> - тип элементов принимаемого сообщения; </text:span></text:p>
          <text:p text:style-name="P71" loext:marker-style-name="T15"><text:span text:style-name="T103">source</text:span><text:span text:style-name="T102"> - номер процесса-отправителя; </text:span></text:p>
          <text:p text:style-name="P71" loext:marker-style-name="T15"><text:span text:style-name="T103">tag</text:span><text:span text:style-name="T102"> - идентификатор сообщения; </text:span></text:p>
          <text:p text:style-name="P71" loext:marker-style-name="T15"><text:span text:style-name="T103">request</text:span><text:span text:style-name="T102"> - “запрос обмена”.</text:span></text:p>
          <text:p text:style-name="P69" loext:marker-style-name="T15"><text:a xlink:type="simple" xlink:href="https://csc.sibsutis.ru/sites/csc.sibsutis.ru/files/courses/pvt/%20ПВТ.pdf" text:style-name="Internet_20_link" text:visited-style-name="Visited_20_Internet_20_Link"><text:span text:style-name="T54">https://csc.sibsutis.ru/sites/csc.sibsutis.ru/files/courses/pvt/%20ПВТ.pdf</text:span></text:a></text:p>
        </text:list-header>
      </text:list>
      <text:p text:style-name="P70" loext:marker-style-name="T15"><text:span text:style-name="T54"/></text:p>
      <text:p text:style-name="P72" loext:marker-style-name="T15"><text:span text:style-name="T100">В </text:span><text:span text:style-name="T99">чем примущество неблокирущих операций по сравнению с </text:span><text:span text:style-name="T101">неб</text:span><text:span text:style-name="T99">локирующими?</text:span></text:p>
      <text:p text:style-name="P73" loext:marker-style-name="T15"><text:span text:style-name="T56">Ответ:</text:span></text:p>
      <text:list text:style-name="L12">
        <text:list-item>
          <text:p text:style-name="P128" loext:marker-style-name="T15"><text:span text:style-name="T55">Неблокирующие операции позволяют инициировать передачу данных и сразу продолжить выполнение полезной работы. Например: п</text:span><text:span text:style-name="T51">осле вызова </text:span><text:span text:style-name="Source_20_Text"><text:span text:style-name="T79">MPI_Isend</text:span></text:span><text:span text:style-name="T51">, процесс может начать вычисления </text:span><text:span text:style-name="T76">внутренних узлов</text:span><text:span text:style-name="T51">, не дожидаясь завершения отправки. </text:span></text:p>
        </text:list-item>
        <text:list-item>
          <text:p text:style-name="P128" loext:marker-style-name="T15"><text:span text:style-name="T51">Можно запустить несколько операций передачи одновременно и управлять их завершением с помощью </text:span><text:span text:style-name="Source_20_Text"><text:span text:style-name="T79">MPI_Wait</text:span></text:span><text:span text:style-name="T51"> или </text:span><text:span text:style-name="Source_20_Text"><text:span text:style-name="T79">MPI_Test</text:span></text:span><text:span text:style-name="T51">.</text:span></text:p>
          <text:p text:style-name="P128" loext:marker-style-name="T15"><text:span text:style-name="T51"/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2"><text:span text:style-name="T40">MPI_Test</text:span><text:span text:style-name="T18">(</text:span><text:span text:style-name="T44">&amp;</text:span><text:span text:style-name="T42">request</text:span><text:span text:style-name="T18">, </text:span><text:span text:style-name="T44">&amp;</text:span><text:span text:style-name="T42">flag</text:span><text:span text:style-name="T18">, </text:span><text:span text:style-name="T44">&amp;</text:span><text:span text:style-name="T42">status</text:span><text:span text:style-name="T18">);</text:span></text:p>
          </table:table-cell>
        </table:table-row>
      </table:table>
      <text:p text:style-name="P111" loext:marker-style-name="T15"><text:span text:style-name="T80">int MPI_Test(MPI_Request *request, int *flag, MPI_Status *status) </text:span><text:span text:style-name="T67">- </text:span><text:span text:style-name="T68">ф</text:span><text:span text:style-name="T67">ункция проверки завершения неблокирующей операции. </text:span></text:p>
      <text:p text:style-name="P111" loext:marker-style-name="T15"><text:span text:style-name="T67">Если связанная с запросом request операция завершена, возвращается </text:span><text:span text:style-name="T80">flag = true</text:span><text:span text:style-name="T67">, а status содержит информацию о завершенной операции. Если проверяемая операция не завершена, возвращается </text:span><text:span text:style-name="T80">flag = false</text:span><text:span text:style-name="T67">, а значение </text:span><text:span text:style-name="T80">status</text:span><text:span text:style-name="T67"> в этом случае не определено.</text:span></text:p>
      <text:p text:style-name="P120" loext:marker-style-name="T15"><text:span text:style-name="T67">П</text:span><text:span text:style-name="T65">араметры:</text:span></text:p>
      <text:p text:style-name="P120" loext:marker-style-name="T15"><text:span text:style-name="T78">request</text:span><text:span text:style-name="T65"> - запрос связи. </text:span></text:p>
      <text:p text:style-name="P120" loext:marker-style-name="T15"><text:span text:style-name="T78">flag</text:span><text:span text:style-name="T65"> - признак завершенности проверяемой операции. </text:span></text:p>
      <text:p text:style-name="P120" loext:marker-style-name="T15"><text:span text:style-name="T78">status</text:span><text:span text:style-name="T65"> - атрибуты сообщения, если операция завершилась.</text:span></text:p>
      <text:p text:style-name="P111" loext:marker-style-name="T15"><text:a xlink:type="simple" xlink:href="https://www.mpich.org/static/docs/v3.4.x/www3/MPI_Test.html" text:style-name="Internet_20_link" text:visited-style-name="Visited_20_Internet_20_Link"><text:soft-page-break/><text:span text:style-name="T67">https://www.mpich.org/static/docs/v3.4.x/www3/MPI_Test.html</text:span></text:a><text:span text:style-name="T78"><text:tab/></text:span></text:p>
      <text:p text:style-name="P112" loext:marker-style-name="T1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6"><text:span text:style-name="T40">MPI_Allreduce</text:span><text:span text:style-name="T18">(</text:span><text:span text:style-name="T44">&amp;</text:span><text:span text:style-name="T42">time</text:span><text:span text:style-name="T18">, </text:span><text:span text:style-name="T44">&amp;</text:span><text:span text:style-name="T42">maxTime</text:span><text:span text:style-name="T18">, </text:span><text:span text:style-name="T46">1</text:span><text:span text:style-name="T18">, </text:span><text:span text:style-name="T38">MPI_DOUBLE</text:span><text:span text:style-name="T18">, </text:span><text:span text:style-name="T38">MPI_MAX</text:span><text:span text:style-name="T18">, </text:span><text:span text:style-name="T38">MPI_COMM_WORLD</text:span><text:span text:style-name="T18">);</text:span></text:p>
          </table:table-cell>
        </table:table-row>
      </table:table>
      <text:p text:style-name="P113" loext:marker-style-name="T15"><text:span text:style-name="T21"><text:tab/></text:span><text:span text:style-name="T187">Выполняется так же, как </text:span><text:span text:style-name="T29">MPI_Reduce</text:span><text:span text:style-name="T187">, </text:span><text:span text:style-name="T188">но получателями являются </text:span><text:span text:style-name="T191">все</text:span><text:span text:style-name="T188"> процессы <text:tab/>группы.</text:span></text:p>
      <text:p text:style-name="P113" loext:marker-style-name="T15"><text:span text:style-name="T188"><text:tab/></text:span><text:span text:style-name="T30">int MPI_Reduce(void* sendbuf, void* recvbuf, int count, MPI_Datatype datatype, <text:tab/>MPI_Op oper, int root, MPI_Comm comm) </text:span><text:span text:style-name="T188">- </text:span><text:span text:style-name="T189">ф</text:span><text:span text:style-name="T188">ункция выполняет операцию редукции <text:tab/></text:span><text:span text:style-name="T30">oper</text:span><text:span text:style-name="T188"> над элементами массива </text:span><text:span text:style-name="T30">sendbuf</text:span><text:span text:style-name="T188"> и помещает результат в </text:span><text:span text:style-name="T31">recvbuf</text:span><text:span text:style-name="T188"> корневого <text:tab/>процесса </text:span><text:span text:style-name="T30">root</text:span><text:span text:style-name="T188">. </text:span></text:p>
      <text:p text:style-name="P113" loext:marker-style-name="T15"><text:span text:style-name="T188"><text:tab/></text:span><text:span text:style-name="T186">Операция </text:span><text:span text:style-name="T32">MPI_</text:span><text:span text:style-name="T33">MAX</text:span><text:span text:style-name="T32"> </text:span><text:span text:style-name="T186">объединяет элементы sendbuf каждого процесса, возвращает <text:tab/></text:span><text:span text:style-name="T190">максимальное </text:span><text:span text:style-name="T186">значение в буфер </text:span><text:span text:style-name="T32">recvbuf</text:span><text:span text:style-name="T186">.</text:span></text:p>
      <text:p text:style-name="P113" loext:marker-style-name="T15"><text:span text:style-name="Teletype"><text:span text:style-name="T64"><text:tab/></text:span></text:span><text:a xlink:type="simple" xlink:href="https://www.mpich.org/static/docs/v3.4/www3/MPI_Allreduce.html" text:style-name="Internet_20_link" text:visited-style-name="Visited_20_Internet_20_Link"><text:span text:style-name="Teletype"><text:span text:style-name="T124">https://www.mpich.org/static/docs/v3.4/www3/MPI_Allreduce.html</text:span></text:span></text:a></text:p>
      <text:p text:style-name="P114" loext:marker-style-name="T15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3"><text:span text:style-name="T39">MPI_Barrier</text:span>(<text:span text:style-name="T37">MPI_COMM_WORLD</text:span>);</text:p>
          </table:table-cell>
        </table:table-row>
      </table:table>
      <text:p text:style-name="P114" loext:marker-style-name="T15"><text:tab/>Обеспечивает, что все процессы достигли этой точки, прежде чем <text:span text:style-name="T215">продолжить <text:tab/>выполнение программы. В моем коде барьер установлен перед тем</text:span>, <text:span text:style-name="T215">как </text:span>процесс 0 <text:tab/>выведет итоговый результат.</text:p>
      <text:p text:style-name="P114" loext:marker-style-name="T15"><text:span text:style-name="Teletype"><text:span text:style-name="T64"><text:tab/></text:span></text:span><text:a xlink:type="simple" xlink:href="https://www.mpich.org/static/docs/v3.4.x/www3/MPI_Barrier.html" text:style-name="Internet_20_link" text:visited-style-name="Visited_20_Internet_20_Link"><text:span text:style-name="Teletype"><text:span text:style-name="T124">https://www.mpich.org/static/docs/v3.4.x/www3/MPI_Barrier.html</text:span></text:span></text:a></text:p>
      <text:p text:style-name="P121" loext:marker-style-name="T1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4"><text:span text:style-name="T40">MPI_Finalize</text:span><text:span text:style-name="T18">();</text:span></text:p>
          </table:table-cell>
        </table:table-row>
      </table:table>
      <text:p text:style-name="P115" loext:marker-style-name="T15"><text:span text:style-name="T167"><text:tab/></text:span>Функция закрывает все MPI-процессы и ликвидирует все области связи.</text:p>
      <text:p text:style-name="P122" loext:marker-style-name="T15"><text:span text:style-name="T181"><text:tab/>После <text:tab/>выполнения этой функции уже никакие другие MPI функции не могут <text:tab/>использоваться.</text:span></text:p>
      <text:p text:style-name="P122" loext:marker-style-name="T15"><text:span text:style-name="T104"><text:tab/></text:span><text:a xlink:type="simple" xlink:href="https://www.mpich.org/static/docs/v3.1/www3/MPI_Finalize.html" text:style-name="Internet_20_link" text:visited-style-name="Visited_20_Internet_20_Link">https://www.mpich.org/static/docs/v3.1/www3/MPI_Finalize.html</text:a></text:p>
      <text:p text:style-name="P115" loext:marker-style-name="T15"><text:span text:style-name="T86"/></text:p>
      <text:list text:continue-list="list160840931178893" text:style-name="L2">
        <text:list-header>
          <text:p text:style-name="P103"><text:span text:style-name="Strong_20_Emphasis"><text:span text:style-name="T66"/></text:span></text:p>
        </text:list-header>
      </text:list>
      <text:h text:style-name="P39" text:outline-level="1"><text:bookmark-start text:name="__RefHeading___Toc14228_1515385987"/><text:bookmark-start text:name="_Toc181300387"/>ЗАКЛЮЧЕНИЕ<text:bookmark-end text:name="__RefHeading___Toc14228_1515385987"/><text:bookmark-end text:name="_Toc181300387"/></text:h>
      <text:p text:style-name="P50">sdfdg</text:p>
      <text:h text:style-name="P56" text:outline-level="1" loext:marker-style-name="T14"><text:bookmark-start text:name="__RefHeading___Toc447_18915293"/><text:bookmark-start text:name="_Toc181300388"/><text:span text:style-name="T14">ПРИЛОЖЕНИЯ</text:span><text:bookmark-end text:name="__RefHeading___Toc447_18915293"/><text:bookmark-end text:name="_Toc181300388"/></text:h>
      <text:h text:style-name="P57" text:outline-level="1" loext:marker-style-name="T1"><text:bookmark-start text:name="_Toc181300390"/><text:bookmark-start text:name="__RefHeading___Toc451_18915293"/><text:span text:style-name="T1">Приложение </text:span><text:span text:style-name="T2">1</text:span><text:span text:style-name="T1">: </text:span><text:bookmark-end text:name="_Toc181300390"/><text:span text:style-name="T1">Исходный код программы </text:span><text:span text:style-name="T5">parallel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/>
          </table:table-cell>
        </table:table-row>
      </table:table>
      <text:h text:style-name="P58" text:outline-level="1" loext:marker-style-name="T1"><text:bookmark-start text:name="__RefHeading___Toc451_18915293 Copy 2 Copy 1"/><text:bookmark-start text:name="_Toc181300390 Copy 2 Copy 1"/><text:span text:style-name="T1">Приложение </text:span><text:span text:style-name="T2">2</text:span><text:span text:style-name="T1">: </text:span><text:bookmark-end text:name="_Toc181300390 Copy 2 Copy 1"/><text:span text:style-name="T1">Исходный код программы </text:span><text:span text:style-name="T10">run</text:span><text:span text:style-name="T6">.sh </text:span><text:span text:style-name="T8">для создания файла для визуализации с расширением </text:span><text:span text:style-name="T7">.clog2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47"/></text:p>
          </table:table-cell>
        </table:table-row>
      </table:table>
      <text:h text:style-name="P59" text:outline-level="1" loext:marker-style-name="T1"><text:bookmark-start text:name="__RefHeading___Toc451_18915293 Copy 2 Copy 1 Copy 1"/><text:bookmark-start text:name="_Toc181300390 Copy 2 Copy 1 Copy 1"/><text:span text:style-name="T1">Приложение </text:span><text:span text:style-name="T3">3</text:span><text:span text:style-name="T1">: </text:span><text:bookmark-end text:name="_Toc181300390 Copy 2 Copy 1 Copy 1"/><text:span text:style-name="T3">Образец исходного </text:span><text:span text:style-name="T1">код</text:span><text:span text:style-name="T3">а</text:span><text:span text:style-name="T1"> программы </text:span><text:span text:style-name="T3">test_cluster1.sh</text:span><text:bookmark-end text:name="__RefHeading___Toc451_18915293 Copy 2 Copy 1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3" loext:marker-style-name="T119"><text:span text:style-name="T47"/></text:p>
          </table:table-cell>
        </table:table-row>
      </table:table>
      <text:h text:style-name="P59" text:outline-level="1" loext:marker-style-name="T1"><text:bookmark-start text:name="__RefHeading___Toc451_18915293 Copy 2 Copy 1 Copy 1 Copy 1"/><text:bookmark-start text:name="_Toc181300390 Copy 2 Copy 1 Copy 1 Copy 1"/><text:span text:style-name="T1">Приложение </text:span><text:span text:style-name="T3">4</text:span><text:span text:style-name="T1">: </text:span><text:bookmark-end text:name="_Toc181300390 Copy 2 Copy 1 Copy 1 Copy 1"/><text:span text:style-name="T3">визуализации трассировочного файла формата </text:span><text:span text:style-name="T9">.slog2 </text:span><text:bookmark-end text:name="__RefHeading___Toc451_18915293 Copy 2 Copy 1 Copy 1 Copy 1"/></text:h>
      <text:p text:style-name="P116" loext:marker-style-name="T1"/>
      <text:h text:style-name="P60" text:outline-level="1" loext:marker-style-name="T1"><text:bookmark-start text:name="__RefHeading___Toc451_18915293 Copy 2 Copy 1 Copy 1 Copy 1 Copy 1"/><text:bookmark-start text:name="_Toc181300390 Copy 2 Copy 1 Copy 1 Copy 1 Copy 1"/><text:span text:style-name="T1">Приложение </text:span><text:span text:style-name="T4">5</text:span><text:span text:style-name="T1">: </text:span><text:bookmark-end text:name="_Toc181300390 Copy 2 Copy 1 Copy 1 Copy 1 Copy 1"/><text:span text:style-name="T4">график ускорения и эффективности</text:span><text:bookmark-end text:name="__RefHeading___Toc451_18915293 Copy 2 Copy 1 Copy 1 Copy 1 Copy 1"/></text:h>
      <text:p text:style-name="P117" loext:marker-style-name="T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5-07T13:14:58.668679848</dc:date>
    <meta:editing-duration>P1DT9H39M15S</meta:editing-duration>
    <meta:editing-cycles>293</meta:editing-cycles>
    <meta:document-statistic meta:table-count="18" meta:image-count="0" meta:object-count="0" meta:page-count="11" meta:paragraph-count="191" meta:word-count="1952" meta:character-count="15870" meta:non-whitespace-character-count="14106"/>
  </office:meta>
</office:document-meta>
</file>